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7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59in" draw:caption-point-x="-0.7689in" draw:caption-point-y="0.907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35in" draw:caption-point-x="-0.2402in" draw:caption-point-y="0.610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35in" draw:caption-point-x="-0.2622in" draw:caption-point-y="0.610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535in" draw:caption-point-x="-0.2402in" draw:caption-point-y="0.610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535in" draw:caption-point-x="-0.2402in" draw:caption-point-y="0.610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272in" draw:caption-point-x="-1.4484in" draw:caption-point-y="0.636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6-21T11:53:04.01">
            <text:p>06/21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49" table:formula="of:=SUMPRODUCT([Thong_Tin_Ngay_Nghi_201601.$B$3:.$B$41]=[.$B7];[Thong_Tin_Ngay_Nghi_201601.$C$3:.$C$41])+SUMPRODUCT([Thong_Tin_Ngay_Nghi_201602.$B$3:.$B$42]=[.$B7];[Thong_Tin_Ngay_Nghi_201602.$C$3:.$C$42]) + SUMPRODUCT([Thong_Tin_Ngay_Nghi_201603.$B$3:.$B$44]=[.$B7];[Thong_Tin_Ngay_Nghi_201603.$C$3:.$C$44])" office:value-type="float" office:value="3">
            <text:p>3</text:p>
          </table:table-cell>
          <table:table-cell table:style-name="ce49" table:formula="of:=SUMPRODUCT([Thong_Tin_Ngay_Nghi_201601.$B$3:.$B$41]=[.$B7];[Thong_Tin_Ngay_Nghi_201601.$C$3:.$C$41])+SUMPRODUCT([Thong_Tin_Ngay_Nghi_201602.$B$3:.$B$42]=[.$B7];[Thong_Tin_Ngay_Nghi_201602.$C$3:.$C$42]) + SUMPRODUCT([Thong_Tin_Ngay_Nghi_201603.$B$3:.$B$44]=[.$B7];[Thong_Tin_Ngay_Nghi_201603.$C$3:.$C$44]) + SUMPRODUCT([Thong_Tin_Ngay_Nghi_201604.$B$3:.$B$45]=[.$B7];[Thong_Tin_Ngay_Nghi_201604.$C$3:.$C$45]) + SUMPRODUCT([Thong_Tin_Ngay_Nghi_201605.$B$3:.$B$44]=[.$B7];[Thong_Tin_Ngay_Nghi_201605.$C$3:.$C$44]) + SUMPRODUCT([Thong_Tin_Ngay_Nghi_201606.$B$3:.$B$44]=[.$B7];[Thong_Tin_Ngay_Nghi_201606.$C$3:.$C$44])" office:value-type="float" office:value="4">
            <text:p>4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5"/>
          <table:table-cell table:style-name="ce45" table:formula="of:=[.I7]+[.K7] +[.J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6-21T11:53:04.01">
            <text:p>06/21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0" table:formula="of:=SUMPRODUCT([Thong_Tin_Ngay_Nghi_201601.$B$3:.$B$41]=[.$B8];[Thong_Tin_Ngay_Nghi_201601.$C$3:.$C$41])+SUMPRODUCT([Thong_Tin_Ngay_Nghi_201602.$B$3:.$B$42]=[.$B8];[Thong_Tin_Ngay_Nghi_201602.$C$3:.$C$42]) + SUMPRODUCT([Thong_Tin_Ngay_Nghi_201603.$B$3:.$B$44]=[.$B8];[Thong_Tin_Ngay_Nghi_201603.$C$3:.$C$44])" office:value-type="float" office:value="2.5">
            <text:p>2.5</text:p>
          </table:table-cell>
          <table:table-cell table:style-name="ce50" table:formula="of:=SUMPRODUCT([Thong_Tin_Ngay_Nghi_201601.$B$3:.$B$41]=[.$B8];[Thong_Tin_Ngay_Nghi_201601.$C$3:.$C$41])+SUMPRODUCT([Thong_Tin_Ngay_Nghi_201602.$B$3:.$B$42]=[.$B8];[Thong_Tin_Ngay_Nghi_201602.$C$3:.$C$42]) + SUMPRODUCT([Thong_Tin_Ngay_Nghi_201603.$B$3:.$B$44]=[.$B8];[Thong_Tin_Ngay_Nghi_201603.$C$3:.$C$44]) + SUMPRODUCT([Thong_Tin_Ngay_Nghi_201604.$B$3:.$B$45]=[.$B8];[Thong_Tin_Ngay_Nghi_201604.$C$3:.$C$45]) + SUMPRODUCT([Thong_Tin_Ngay_Nghi_201605.$B$3:.$B$44]=[.$B8];[Thong_Tin_Ngay_Nghi_201605.$C$3:.$C$44]) + SUMPRODUCT([Thong_Tin_Ngay_Nghi_201606.$B$3:.$B$44]=[.$B8];[Thong_Tin_Ngay_Nghi_201606.$C$3:.$C$44])" office:value-type="float" office:value="6">
            <text:p>6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.5">
            <text:p>2.5</text:p>
          </table:table-cell>
          <table:table-cell table:number-columns-repeated="2" table:style-name="ce45"/>
          <table:table-cell table:style-name="ce45" table:formula="of:=[.I8]+[.K8] +[.J8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12">
            <text:p>01/12/16</text:p>
          </table:table-cell>
          <table:table-cell table:style-name="ce46" table:formula="of:=IF(YEAR(NOW())&gt;YEAR([.D9]);DATE(YEAR([.D9]);12;31);NOW())" office:value-type="date" office:date-value="2016-06-21T11:53:04.01">
            <text:p>06/21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6">
            <text:p>6</text:p>
          </table:table-cell>
          <table:table-cell table:style-name="ce50" table:formula="of:=SUMPRODUCT([Thong_Tin_Ngay_Nghi_201601.$B$3:.$B$41]=[.$B9];[Thong_Tin_Ngay_Nghi_201601.$C$3:.$C$41])+SUMPRODUCT([Thong_Tin_Ngay_Nghi_201602.$B$3:.$B$42]=[.$B9];[Thong_Tin_Ngay_Nghi_201602.$C$3:.$C$42]) + SUMPRODUCT([Thong_Tin_Ngay_Nghi_201603.$B$3:.$B$44]=[.$B9];[Thong_Tin_Ngay_Nghi_201603.$C$3:.$C$44])" office:value-type="float" office:value="1">
            <text:p>1</text:p>
          </table:table-cell>
          <table:table-cell table:style-name="ce50" table:formula="of:=SUMPRODUCT([Thong_Tin_Ngay_Nghi_201601.$B$3:.$B$41]=[.$B9];[Thong_Tin_Ngay_Nghi_201601.$C$3:.$C$41])+SUMPRODUCT([Thong_Tin_Ngay_Nghi_201602.$B$3:.$B$42]=[.$B9];[Thong_Tin_Ngay_Nghi_201602.$C$3:.$C$42]) + SUMPRODUCT([Thong_Tin_Ngay_Nghi_201603.$B$3:.$B$44]=[.$B9];[Thong_Tin_Ngay_Nghi_201603.$C$3:.$C$44]) + SUMPRODUCT([Thong_Tin_Ngay_Nghi_201604.$B$3:.$B$45]=[.$B9];[Thong_Tin_Ngay_Nghi_201604.$C$3:.$C$45]) + SUMPRODUCT([Thong_Tin_Ngay_Nghi_201605.$B$3:.$B$44]=[.$B9];[Thong_Tin_Ngay_Nghi_201605.$C$3:.$C$44]) + SUMPRODUCT([Thong_Tin_Ngay_Nghi_201606.$B$3:.$B$44]=[.$B9];[Thong_Tin_Ngay_Nghi_201606.$C$3:.$C$44])" office:value-type="float" office:value="6">
            <text:p>6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0">
            <text:p>0</text:p>
          </table:table-cell>
          <table:table-cell table:number-columns-repeated="2" table:style-name="ce45"/>
          <table:table-cell table:style-name="ce45" table:formula="of:=[.I9]+[.K9] +[.J9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6-21T11:52:59.01">
            <text:p>06/21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0" table:formula="of:=SUMPRODUCT([Thong_Tin_Ngay_Nghi_201601.$B$3:.$B$41]=[.$B10];[Thong_Tin_Ngay_Nghi_201601.$C$3:.$C$41])+SUMPRODUCT([Thong_Tin_Ngay_Nghi_201602.$B$3:.$B$42]=[.$B10];[Thong_Tin_Ngay_Nghi_201602.$C$3:.$C$42]) + SUMPRODUCT([Thong_Tin_Ngay_Nghi_201603.$B$3:.$B$44]=[.$B10];[Thong_Tin_Ngay_Nghi_201603.$C$3:.$C$44])" office:value-type="float" office:value="3">
            <text:p>3</text:p>
          </table:table-cell>
          <table:table-cell table:style-name="ce50" table:formula="of:=SUMPRODUCT([Thong_Tin_Ngay_Nghi_201601.$B$3:.$B$41]=[.$B10];[Thong_Tin_Ngay_Nghi_201601.$C$3:.$C$41])+SUMPRODUCT([Thong_Tin_Ngay_Nghi_201602.$B$3:.$B$42]=[.$B10];[Thong_Tin_Ngay_Nghi_201602.$C$3:.$C$42]) + SUMPRODUCT([Thong_Tin_Ngay_Nghi_201603.$B$3:.$B$44]=[.$B10];[Thong_Tin_Ngay_Nghi_201603.$C$3:.$C$44]) + SUMPRODUCT([Thong_Tin_Ngay_Nghi_201604.$B$3:.$B$45]=[.$B10];[Thong_Tin_Ngay_Nghi_201604.$C$3:.$C$45]) + SUMPRODUCT([Thong_Tin_Ngay_Nghi_201605.$B$3:.$B$44]=[.$B10];[Thong_Tin_Ngay_Nghi_201605.$C$3:.$C$44]) + SUMPRODUCT([Thong_Tin_Ngay_Nghi_201606.$B$3:.$B$44]=[.$B10];[Thong_Tin_Ngay_Nghi_201606.$C$3:.$C$44])" office:value-type="float" office:value="4.5">
            <text:p>4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6-21T11:52:59.01">
            <text:p>06/21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50" table:formula="of:=SUMPRODUCT([Thong_Tin_Ngay_Nghi_201601.$B$3:.$B$41]=[.$B11];[Thong_Tin_Ngay_Nghi_201601.$C$3:.$C$41])+SUMPRODUCT([Thong_Tin_Ngay_Nghi_201602.$B$3:.$B$42]=[.$B11];[Thong_Tin_Ngay_Nghi_201602.$C$3:.$C$42]) + SUMPRODUCT([Thong_Tin_Ngay_Nghi_201603.$B$3:.$B$44]=[.$B11];[Thong_Tin_Ngay_Nghi_201603.$C$3:.$C$44])" office:value-type="float" office:value="3.5">
            <text:p>3.5</text:p>
          </table:table-cell>
          <table:table-cell table:style-name="ce50" table:formula="of:=SUMPRODUCT([Thong_Tin_Ngay_Nghi_201601.$B$3:.$B$41]=[.$B11];[Thong_Tin_Ngay_Nghi_201601.$C$3:.$C$41])+SUMPRODUCT([Thong_Tin_Ngay_Nghi_201602.$B$3:.$B$42]=[.$B11];[Thong_Tin_Ngay_Nghi_201602.$C$3:.$C$42]) + SUMPRODUCT([Thong_Tin_Ngay_Nghi_201603.$B$3:.$B$44]=[.$B11];[Thong_Tin_Ngay_Nghi_201603.$C$3:.$C$44]) + SUMPRODUCT([Thong_Tin_Ngay_Nghi_201604.$B$3:.$B$45]=[.$B11];[Thong_Tin_Ngay_Nghi_201604.$C$3:.$C$45]) + SUMPRODUCT([Thong_Tin_Ngay_Nghi_201605.$B$3:.$B$44]=[.$B11];[Thong_Tin_Ngay_Nghi_201605.$C$3:.$C$44]) + SUMPRODUCT([Thong_Tin_Ngay_Nghi_201606.$B$3:.$B$44]=[.$B11];[Thong_Tin_Ngay_Nghi_201606.$C$3:.$C$44])" office:value-type="float" office:value="9">
            <text:p>9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3">
            <text:p>-3</text:p>
          </table:table-cell>
          <table:table-cell table:number-columns-repeated="2" table:style-name="ce45"/>
          <table:table-cell table:style-name="ce45" table:formula="of:=[.I11]+[.K11] +[.J11]" office:value-type="float" office:value="-3">
            <text:p>-3</text:p>
          </table:table-cell>
          <table:table-cell table:style-name="ce53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6-21T11:52:59.01">
            <text:p>06/21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41]=[.$B12];[Thong_Tin_Ngay_Nghi_201601.$C$3:.$C$41])+SUMPRODUCT([Thong_Tin_Ngay_Nghi_201602.$B$3:.$B$42]=[.$B12];[Thong_Tin_Ngay_Nghi_201602.$C$3:.$C$42]) + SUMPRODUCT([Thong_Tin_Ngay_Nghi_201603.$B$3:.$B$44]=[.$B12];[Thong_Tin_Ngay_Nghi_201603.$C$3:.$C$44])" office:value-type="float" office:value="5">
            <text:p>5</text:p>
          </table:table-cell>
          <table:table-cell table:style-name="ce50" table:formula="of:=SUMPRODUCT([Thong_Tin_Ngay_Nghi_201601.$B$3:.$B$41]=[.$B12];[Thong_Tin_Ngay_Nghi_201601.$C$3:.$C$41])+SUMPRODUCT([Thong_Tin_Ngay_Nghi_201602.$B$3:.$B$42]=[.$B12];[Thong_Tin_Ngay_Nghi_201602.$C$3:.$C$42]) + SUMPRODUCT([Thong_Tin_Ngay_Nghi_201603.$B$3:.$B$44]=[.$B12];[Thong_Tin_Ngay_Nghi_201603.$C$3:.$C$44]) + SUMPRODUCT([Thong_Tin_Ngay_Nghi_201604.$B$3:.$B$45]=[.$B12];[Thong_Tin_Ngay_Nghi_201604.$C$3:.$C$45]) + SUMPRODUCT([Thong_Tin_Ngay_Nghi_201605.$B$3:.$B$44]=[.$B12];[Thong_Tin_Ngay_Nghi_201605.$C$3:.$C$44]) + SUMPRODUCT([Thong_Tin_Ngay_Nghi_201606.$B$3:.$B$44]=[.$B12];[Thong_Tin_Ngay_Nghi_201606.$C$3:.$C$44])" office:value-type="float" office:value="10">
            <text:p>10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1">
            <text:p>1</text:p>
          </table:table-cell>
          <table:table-cell table:style-name="ce45" office:value-type="float" office:value="2">
            <office:annotation draw:style-name="gr2" draw:text-style-name="P1" svg:width="1.1413in" svg:height="0.5457in" svg:x="9.1976in" svg:y="2.8701in" draw:caption-point-x="-0.2402in" draw:caption-point-y="0.5988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2]+[.K12] +[.J12]" office:value-type="float" office:value="3">
            <text:p>3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6-21T11:52:59.01">
            <text:p>06/21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0" table:formula="of:=SUMPRODUCT([Thong_Tin_Ngay_Nghi_201601.$B$3:.$B$41]=[.$B13];[Thong_Tin_Ngay_Nghi_201601.$C$3:.$C$41])+SUMPRODUCT([Thong_Tin_Ngay_Nghi_201602.$B$3:.$B$42]=[.$B13];[Thong_Tin_Ngay_Nghi_201602.$C$3:.$C$42]) + SUMPRODUCT([Thong_Tin_Ngay_Nghi_201603.$B$3:.$B$44]=[.$B13];[Thong_Tin_Ngay_Nghi_201603.$C$3:.$C$44])" office:value-type="float" office:value="0">
            <text:p>0</text:p>
          </table:table-cell>
          <table:table-cell table:style-name="ce50" table:formula="of:=SUMPRODUCT([Thong_Tin_Ngay_Nghi_201601.$B$3:.$B$41]=[.$B13];[Thong_Tin_Ngay_Nghi_201601.$C$3:.$C$41])+SUMPRODUCT([Thong_Tin_Ngay_Nghi_201602.$B$3:.$B$42]=[.$B13];[Thong_Tin_Ngay_Nghi_201602.$C$3:.$C$42]) + SUMPRODUCT([Thong_Tin_Ngay_Nghi_201603.$B$3:.$B$44]=[.$B13];[Thong_Tin_Ngay_Nghi_201603.$C$3:.$C$44]) + SUMPRODUCT([Thong_Tin_Ngay_Nghi_201604.$B$3:.$B$45]=[.$B13];[Thong_Tin_Ngay_Nghi_201604.$C$3:.$C$45]) + SUMPRODUCT([Thong_Tin_Ngay_Nghi_201605.$B$3:.$B$44]=[.$B13];[Thong_Tin_Ngay_Nghi_201605.$C$3:.$C$44]) + SUMPRODUCT([Thong_Tin_Ngay_Nghi_201606.$B$3:.$B$44]=[.$B13];[Thong_Tin_Ngay_Nghi_201606.$C$3:.$C$44])" office:value-type="float" office:value="1">
            <text:p>1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number-columns-repeated="2" table:style-name="ce45"/>
          <table:table-cell table:style-name="ce45" table:formula="of:=[.I13]+[.K13] +[.J13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6-21T11:52:59.01">
            <text:p>06/21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6">
            <text:p>6</text:p>
          </table:table-cell>
          <table:table-cell table:style-name="ce50" table:formula="of:=SUMPRODUCT([Thong_Tin_Ngay_Nghi_201601.$B$3:.$B$41]=[.$B14];[Thong_Tin_Ngay_Nghi_201601.$C$3:.$C$41])+SUMPRODUCT([Thong_Tin_Ngay_Nghi_201602.$B$3:.$B$42]=[.$B14];[Thong_Tin_Ngay_Nghi_201602.$C$3:.$C$42]) + SUMPRODUCT([Thong_Tin_Ngay_Nghi_201603.$B$3:.$B$44]=[.$B14];[Thong_Tin_Ngay_Nghi_201603.$C$3:.$C$44])" office:value-type="float" office:value="3">
            <text:p>3</text:p>
          </table:table-cell>
          <table:table-cell table:style-name="ce50" table:formula="of:=SUMPRODUCT([Thong_Tin_Ngay_Nghi_201601.$B$3:.$B$41]=[.$B14];[Thong_Tin_Ngay_Nghi_201601.$C$3:.$C$41])+SUMPRODUCT([Thong_Tin_Ngay_Nghi_201602.$B$3:.$B$42]=[.$B14];[Thong_Tin_Ngay_Nghi_201602.$C$3:.$C$42]) + SUMPRODUCT([Thong_Tin_Ngay_Nghi_201603.$B$3:.$B$44]=[.$B14];[Thong_Tin_Ngay_Nghi_201603.$C$3:.$C$44]) + SUMPRODUCT([Thong_Tin_Ngay_Nghi_201604.$B$3:.$B$45]=[.$B14];[Thong_Tin_Ngay_Nghi_201604.$C$3:.$C$45]) + SUMPRODUCT([Thong_Tin_Ngay_Nghi_201605.$B$3:.$B$44]=[.$B14];[Thong_Tin_Ngay_Nghi_201605.$C$3:.$C$44]) + SUMPRODUCT([Thong_Tin_Ngay_Nghi_201606.$B$3:.$B$44]=[.$B14];[Thong_Tin_Ngay_Nghi_201606.$C$3:.$C$44])" office:value-type="float" office:value="5">
            <text:p>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number-columns-repeated="2" table:style-name="ce45"/>
          <table:table-cell table:style-name="ce45" table:formula="of:=[.I14]+[.K14] +[.J14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6-21T11:52:59.01">
            <text:p>06/21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0" table:formula="of:=SUMPRODUCT([Thong_Tin_Ngay_Nghi_201601.$B$3:.$B$41]=[.$B15];[Thong_Tin_Ngay_Nghi_201601.$C$3:.$C$41])+SUMPRODUCT([Thong_Tin_Ngay_Nghi_201602.$B$3:.$B$42]=[.$B15];[Thong_Tin_Ngay_Nghi_201602.$C$3:.$C$42]) + SUMPRODUCT([Thong_Tin_Ngay_Nghi_201603.$B$3:.$B$44]=[.$B15];[Thong_Tin_Ngay_Nghi_201603.$C$3:.$C$44])" office:value-type="float" office:value="5.5">
            <text:p>5.5</text:p>
          </table:table-cell>
          <table:table-cell table:style-name="ce50" table:formula="of:=SUMPRODUCT([Thong_Tin_Ngay_Nghi_201601.$B$3:.$B$41]=[.$B15];[Thong_Tin_Ngay_Nghi_201601.$C$3:.$C$41])+SUMPRODUCT([Thong_Tin_Ngay_Nghi_201602.$B$3:.$B$42]=[.$B15];[Thong_Tin_Ngay_Nghi_201602.$C$3:.$C$42]) + SUMPRODUCT([Thong_Tin_Ngay_Nghi_201603.$B$3:.$B$44]=[.$B15];[Thong_Tin_Ngay_Nghi_201603.$C$3:.$C$44]) + SUMPRODUCT([Thong_Tin_Ngay_Nghi_201604.$B$3:.$B$45]=[.$B15];[Thong_Tin_Ngay_Nghi_201604.$C$3:.$C$45]) + SUMPRODUCT([Thong_Tin_Ngay_Nghi_201605.$B$3:.$B$44]=[.$B15];[Thong_Tin_Ngay_Nghi_201605.$C$3:.$C$44]) + SUMPRODUCT([Thong_Tin_Ngay_Nghi_201606.$B$3:.$B$44]=[.$B15];[Thong_Tin_Ngay_Nghi_201606.$C$3:.$C$44])" office:value-type="float" office:value="10.5">
            <text:p>10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5"/>
          <table:table-cell table:style-name="ce45" table:formula="of:=[.I15]+[.K15] +[.J15]" office:value-type="float" office:value="1">
            <text:p>1</text:p>
          </table:table-cell>
          <table:table-cell table:style-name="ce53"/>
        </table:table-row>
        <table:table-row table:style-name="ro11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6-21T11:52:59.01">
            <text:p>06/21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50" table:formula="of:=SUMPRODUCT([Thong_Tin_Ngay_Nghi_201601.$B$3:.$B$41]=[.$B16];[Thong_Tin_Ngay_Nghi_201601.$C$3:.$C$41])+SUMPRODUCT([Thong_Tin_Ngay_Nghi_201602.$B$3:.$B$42]=[.$B16];[Thong_Tin_Ngay_Nghi_201602.$C$3:.$C$42]) + SUMPRODUCT([Thong_Tin_Ngay_Nghi_201603.$B$3:.$B$44]=[.$B16];[Thong_Tin_Ngay_Nghi_201603.$C$3:.$C$44])" office:value-type="float" office:value="6">
            <text:p>6</text:p>
          </table:table-cell>
          <table:table-cell table:style-name="ce50" table:formula="of:=SUMPRODUCT([Thong_Tin_Ngay_Nghi_201601.$B$3:.$B$41]=[.$B16];[Thong_Tin_Ngay_Nghi_201601.$C$3:.$C$41])+SUMPRODUCT([Thong_Tin_Ngay_Nghi_201602.$B$3:.$B$42]=[.$B16];[Thong_Tin_Ngay_Nghi_201602.$C$3:.$C$42]) + SUMPRODUCT([Thong_Tin_Ngay_Nghi_201603.$B$3:.$B$44]=[.$B16];[Thong_Tin_Ngay_Nghi_201603.$C$3:.$C$44]) + SUMPRODUCT([Thong_Tin_Ngay_Nghi_201604.$B$3:.$B$45]=[.$B16];[Thong_Tin_Ngay_Nghi_201604.$C$3:.$C$45]) + SUMPRODUCT([Thong_Tin_Ngay_Nghi_201605.$B$3:.$B$44]=[.$B16];[Thong_Tin_Ngay_Nghi_201605.$C$3:.$C$44]) + SUMPRODUCT([Thong_Tin_Ngay_Nghi_201606.$B$3:.$B$44]=[.$B16];[Thong_Tin_Ngay_Nghi_201606.$C$3:.$C$44])" office:value-type="float" office:value="13">
            <text:p>13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7">
            <text:p>-7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6]+[.K16] +[.J16]" office:value-type="float" office:value="-3.5">
            <text:p>-3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6-21T11:52:59.02">
            <text:p>06/21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50" table:formula="of:=SUMPRODUCT([Thong_Tin_Ngay_Nghi_201601.$B$3:.$B$41]=[.$B17];[Thong_Tin_Ngay_Nghi_201601.$C$3:.$C$41])+SUMPRODUCT([Thong_Tin_Ngay_Nghi_201602.$B$3:.$B$42]=[.$B17];[Thong_Tin_Ngay_Nghi_201602.$C$3:.$C$42]) + SUMPRODUCT([Thong_Tin_Ngay_Nghi_201603.$B$3:.$B$44]=[.$B17];[Thong_Tin_Ngay_Nghi_201603.$C$3:.$C$44])" office:value-type="float" office:value="2.5">
            <text:p>2.5</text:p>
          </table:table-cell>
          <table:table-cell table:style-name="ce50" table:formula="of:=SUMPRODUCT([Thong_Tin_Ngay_Nghi_201601.$B$3:.$B$41]=[.$B17];[Thong_Tin_Ngay_Nghi_201601.$C$3:.$C$41])+SUMPRODUCT([Thong_Tin_Ngay_Nghi_201602.$B$3:.$B$42]=[.$B17];[Thong_Tin_Ngay_Nghi_201602.$C$3:.$C$42]) + SUMPRODUCT([Thong_Tin_Ngay_Nghi_201603.$B$3:.$B$44]=[.$B17];[Thong_Tin_Ngay_Nghi_201603.$C$3:.$C$44]) + SUMPRODUCT([Thong_Tin_Ngay_Nghi_201604.$B$3:.$B$45]=[.$B17];[Thong_Tin_Ngay_Nghi_201604.$C$3:.$C$45]) + SUMPRODUCT([Thong_Tin_Ngay_Nghi_201605.$B$3:.$B$44]=[.$B17];[Thong_Tin_Ngay_Nghi_201605.$C$3:.$C$44]) + SUMPRODUCT([Thong_Tin_Ngay_Nghi_201606.$B$3:.$B$44]=[.$B17];[Thong_Tin_Ngay_Nghi_201606.$C$3:.$C$44])" office:value-type="float" office:value="6.5">
            <text:p>6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number-columns-repeated="2" table:style-name="ce45"/>
          <table:table-cell table:style-name="ce45" table:formula="of:=[.I17]+[.K17] +[.J17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6-21T11:52:59.02">
            <text:p>06/21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50" table:formula="of:=SUMPRODUCT([Thong_Tin_Ngay_Nghi_201601.$B$3:.$B$41]=[.$B18];[Thong_Tin_Ngay_Nghi_201601.$C$3:.$C$41])+SUMPRODUCT([Thong_Tin_Ngay_Nghi_201602.$B$3:.$B$42]=[.$B18];[Thong_Tin_Ngay_Nghi_201602.$C$3:.$C$42]) + SUMPRODUCT([Thong_Tin_Ngay_Nghi_201603.$B$3:.$B$44]=[.$B18];[Thong_Tin_Ngay_Nghi_201603.$C$3:.$C$44])" office:value-type="float" office:value="6">
            <text:p>6</text:p>
          </table:table-cell>
          <table:table-cell table:style-name="ce50" table:formula="of:=SUMPRODUCT([Thong_Tin_Ngay_Nghi_201601.$B$3:.$B$41]=[.$B18];[Thong_Tin_Ngay_Nghi_201601.$C$3:.$C$41])+SUMPRODUCT([Thong_Tin_Ngay_Nghi_201602.$B$3:.$B$42]=[.$B18];[Thong_Tin_Ngay_Nghi_201602.$C$3:.$C$42]) + SUMPRODUCT([Thong_Tin_Ngay_Nghi_201603.$B$3:.$B$44]=[.$B18];[Thong_Tin_Ngay_Nghi_201603.$C$3:.$C$44]) + SUMPRODUCT([Thong_Tin_Ngay_Nghi_201604.$B$3:.$B$45]=[.$B18];[Thong_Tin_Ngay_Nghi_201604.$C$3:.$C$45]) + SUMPRODUCT([Thong_Tin_Ngay_Nghi_201605.$B$3:.$B$44]=[.$B18];[Thong_Tin_Ngay_Nghi_201605.$C$3:.$C$44]) + SUMPRODUCT([Thong_Tin_Ngay_Nghi_201606.$B$3:.$B$44]=[.$B18];[Thong_Tin_Ngay_Nghi_201606.$C$3:.$C$44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0.5">
            <text:p>0.5</text:p>
          </table:table-cell>
          <table:table-cell table:number-columns-repeated="2" table:style-name="ce45"/>
          <table:table-cell table:style-name="ce45" table:formula="of:=[.I18]+[.K18] +[.J18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6-21T11:52:59.02">
            <text:p>06/21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6">
            <text:p>6</text:p>
          </table:table-cell>
          <table:table-cell table:style-name="ce50" table:formula="of:=SUMPRODUCT([Thong_Tin_Ngay_Nghi_201601.$B$3:.$B$41]=[.$B19];[Thong_Tin_Ngay_Nghi_201601.$C$3:.$C$41])+SUMPRODUCT([Thong_Tin_Ngay_Nghi_201602.$B$3:.$B$42]=[.$B19];[Thong_Tin_Ngay_Nghi_201602.$C$3:.$C$42]) + SUMPRODUCT([Thong_Tin_Ngay_Nghi_201603.$B$3:.$B$44]=[.$B19];[Thong_Tin_Ngay_Nghi_201603.$C$3:.$C$44])" office:value-type="float" office:value="5">
            <text:p>5</text:p>
          </table:table-cell>
          <table:table-cell table:style-name="ce50" table:formula="of:=SUMPRODUCT([Thong_Tin_Ngay_Nghi_201601.$B$3:.$B$41]=[.$B19];[Thong_Tin_Ngay_Nghi_201601.$C$3:.$C$41])+SUMPRODUCT([Thong_Tin_Ngay_Nghi_201602.$B$3:.$B$42]=[.$B19];[Thong_Tin_Ngay_Nghi_201602.$C$3:.$C$42]) + SUMPRODUCT([Thong_Tin_Ngay_Nghi_201603.$B$3:.$B$44]=[.$B19];[Thong_Tin_Ngay_Nghi_201603.$C$3:.$C$44]) + SUMPRODUCT([Thong_Tin_Ngay_Nghi_201604.$B$3:.$B$45]=[.$B19];[Thong_Tin_Ngay_Nghi_201604.$C$3:.$C$45]) + SUMPRODUCT([Thong_Tin_Ngay_Nghi_201605.$B$3:.$B$44]=[.$B19];[Thong_Tin_Ngay_Nghi_201605.$C$3:.$C$44]) + SUMPRODUCT([Thong_Tin_Ngay_Nghi_201606.$B$3:.$B$44]=[.$B19];[Thong_Tin_Ngay_Nghi_201606.$C$3:.$C$44])" office:value-type="float" office:value="5">
            <text:p>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6">
            <text:p>6</text:p>
          </table:table-cell>
          <table:table-cell table:number-columns-repeated="2" table:style-name="ce45"/>
          <table:table-cell table:style-name="ce45" table:formula="of:=[.I19]+[.K19] +[.J19]" office:value-type="float" office:value="6">
            <text:p>6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6-21T11:52:59.02">
            <text:p>06/21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50" table:formula="of:=SUMPRODUCT([Thong_Tin_Ngay_Nghi_201601.$B$3:.$B$41]=[.$B20];[Thong_Tin_Ngay_Nghi_201601.$C$3:.$C$41])+SUMPRODUCT([Thong_Tin_Ngay_Nghi_201602.$B$3:.$B$42]=[.$B20];[Thong_Tin_Ngay_Nghi_201602.$C$3:.$C$42]) + SUMPRODUCT([Thong_Tin_Ngay_Nghi_201603.$B$3:.$B$44]=[.$B20];[Thong_Tin_Ngay_Nghi_201603.$C$3:.$C$44])" office:value-type="float" office:value="6.5">
            <text:p>6.5</text:p>
          </table:table-cell>
          <table:table-cell table:style-name="ce50" table:formula="of:=SUMPRODUCT([Thong_Tin_Ngay_Nghi_201601.$B$3:.$B$41]=[.$B20];[Thong_Tin_Ngay_Nghi_201601.$C$3:.$C$41])+SUMPRODUCT([Thong_Tin_Ngay_Nghi_201602.$B$3:.$B$42]=[.$B20];[Thong_Tin_Ngay_Nghi_201602.$C$3:.$C$42]) + SUMPRODUCT([Thong_Tin_Ngay_Nghi_201603.$B$3:.$B$44]=[.$B20];[Thong_Tin_Ngay_Nghi_201603.$C$3:.$C$44]) + SUMPRODUCT([Thong_Tin_Ngay_Nghi_201604.$B$3:.$B$45]=[.$B20];[Thong_Tin_Ngay_Nghi_201604.$C$3:.$C$45]) + SUMPRODUCT([Thong_Tin_Ngay_Nghi_201605.$B$3:.$B$44]=[.$B20];[Thong_Tin_Ngay_Nghi_201605.$C$3:.$C$44]) + SUMPRODUCT([Thong_Tin_Ngay_Nghi_201606.$B$3:.$B$44]=[.$B20];[Thong_Tin_Ngay_Nghi_201606.$C$3:.$C$44])" office:value-type="float" office:value="7.5">
            <text:p>7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4">
            <text:p>4</text:p>
          </table:table-cell>
          <table:table-cell table:number-columns-repeated="2" table:style-name="ce45"/>
          <table:table-cell table:style-name="ce45" table:formula="of:=[.I20]+[.K20] +[.J20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6-21T11:52:59.02">
            <text:p>06/21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50" table:formula="of:=SUMPRODUCT([Thong_Tin_Ngay_Nghi_201601.$B$3:.$B$41]=[.$B21];[Thong_Tin_Ngay_Nghi_201601.$C$3:.$C$41])+SUMPRODUCT([Thong_Tin_Ngay_Nghi_201602.$B$3:.$B$42]=[.$B21];[Thong_Tin_Ngay_Nghi_201602.$C$3:.$C$42]) + SUMPRODUCT([Thong_Tin_Ngay_Nghi_201603.$B$3:.$B$44]=[.$B21];[Thong_Tin_Ngay_Nghi_201603.$C$3:.$C$44])" office:value-type="float" office:value="4.5">
            <text:p>4.5</text:p>
          </table:table-cell>
          <table:table-cell table:style-name="ce50" table:formula="of:=SUMPRODUCT([Thong_Tin_Ngay_Nghi_201601.$B$3:.$B$41]=[.$B21];[Thong_Tin_Ngay_Nghi_201601.$C$3:.$C$41])+SUMPRODUCT([Thong_Tin_Ngay_Nghi_201602.$B$3:.$B$42]=[.$B21];[Thong_Tin_Ngay_Nghi_201602.$C$3:.$C$42]) + SUMPRODUCT([Thong_Tin_Ngay_Nghi_201603.$B$3:.$B$44]=[.$B21];[Thong_Tin_Ngay_Nghi_201603.$C$3:.$C$44]) + SUMPRODUCT([Thong_Tin_Ngay_Nghi_201604.$B$3:.$B$45]=[.$B21];[Thong_Tin_Ngay_Nghi_201604.$C$3:.$C$45]) + SUMPRODUCT([Thong_Tin_Ngay_Nghi_201605.$B$3:.$B$44]=[.$B21];[Thong_Tin_Ngay_Nghi_201605.$C$3:.$C$44]) + SUMPRODUCT([Thong_Tin_Ngay_Nghi_201606.$B$3:.$B$44]=[.$B21];[Thong_Tin_Ngay_Nghi_201606.$C$3:.$C$44])" office:value-type="float" office:value="5.5">
            <text:p>5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.5">
            <text:p>2.5</text:p>
          </table:table-cell>
          <table:table-cell table:number-columns-repeated="2" table:style-name="ce45"/>
          <table:table-cell table:style-name="ce45" table:formula="of:=[.I21]+[.K21] +[.J21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2]);DATE(YEAR([.D22]);12;31);NOW())" office:value-type="date" office:date-value="2016-06-21T11:52:59.02">
            <text:p>06/21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0">
            <text:p>0</text:p>
          </table:table-cell>
          <table:table-cell table:style-name="ce50" table:formula="of:=SUMPRODUCT([Thong_Tin_Ngay_Nghi_201601.$B$3:.$B$41]=[.$B22];[Thong_Tin_Ngay_Nghi_201601.$C$3:.$C$41])+SUMPRODUCT([Thong_Tin_Ngay_Nghi_201602.$B$3:.$B$42]=[.$B22];[Thong_Tin_Ngay_Nghi_201602.$C$3:.$C$42]) + SUMPRODUCT([Thong_Tin_Ngay_Nghi_201603.$B$3:.$B$44]=[.$B22];[Thong_Tin_Ngay_Nghi_201603.$C$3:.$C$44])" office:value-type="float" office:value="0">
            <text:p>0</text:p>
          </table:table-cell>
          <table:table-cell table:style-name="ce50" table:formula="of:=SUMPRODUCT([Thong_Tin_Ngay_Nghi_201601.$B$3:.$B$41]=[.$B22];[Thong_Tin_Ngay_Nghi_201601.$C$3:.$C$41])+SUMPRODUCT([Thong_Tin_Ngay_Nghi_201602.$B$3:.$B$42]=[.$B22];[Thong_Tin_Ngay_Nghi_201602.$C$3:.$C$42]) + SUMPRODUCT([Thong_Tin_Ngay_Nghi_201603.$B$3:.$B$44]=[.$B22];[Thong_Tin_Ngay_Nghi_201603.$C$3:.$C$44]) + SUMPRODUCT([Thong_Tin_Ngay_Nghi_201604.$B$3:.$B$45]=[.$B22];[Thong_Tin_Ngay_Nghi_201604.$C$3:.$C$45]) + SUMPRODUCT([Thong_Tin_Ngay_Nghi_201605.$B$3:.$B$44]=[.$B22];[Thong_Tin_Ngay_Nghi_201605.$C$3:.$C$44]) + SUMPRODUCT([Thong_Tin_Ngay_Nghi_201606.$B$3:.$B$44]=[.$B22];[Thong_Tin_Ngay_Nghi_201606.$C$3:.$C$44])" office:value-type="float" office:value="0">
            <text:p>0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0">
            <text:p>0</text:p>
          </table:table-cell>
          <table:table-cell table:number-columns-repeated="2" table:style-name="ce45"/>
          <table:table-cell table:style-name="ce45" table:formula="of:=[.I22]+[.K22] +[.J22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6-21T11:52:59.02">
            <text:p>06/21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6">
            <text:p>6</text:p>
          </table:table-cell>
          <table:table-cell table:style-name="ce50" table:formula="of:=SUMPRODUCT([Thong_Tin_Ngay_Nghi_201601.$B$3:.$B$41]=[.$B23];[Thong_Tin_Ngay_Nghi_201601.$C$3:.$C$41])+SUMPRODUCT([Thong_Tin_Ngay_Nghi_201602.$B$3:.$B$42]=[.$B23];[Thong_Tin_Ngay_Nghi_201602.$C$3:.$C$42]) + SUMPRODUCT([Thong_Tin_Ngay_Nghi_201603.$B$3:.$B$44]=[.$B23];[Thong_Tin_Ngay_Nghi_201603.$C$3:.$C$44])" office:value-type="float" office:value="5">
            <text:p>5</text:p>
          </table:table-cell>
          <table:table-cell table:style-name="ce50" table:formula="of:=SUMPRODUCT([Thong_Tin_Ngay_Nghi_201601.$B$3:.$B$41]=[.$B23];[Thong_Tin_Ngay_Nghi_201601.$C$3:.$C$41])+SUMPRODUCT([Thong_Tin_Ngay_Nghi_201602.$B$3:.$B$42]=[.$B23];[Thong_Tin_Ngay_Nghi_201602.$C$3:.$C$42]) + SUMPRODUCT([Thong_Tin_Ngay_Nghi_201603.$B$3:.$B$44]=[.$B23];[Thong_Tin_Ngay_Nghi_201603.$C$3:.$C$44]) + SUMPRODUCT([Thong_Tin_Ngay_Nghi_201604.$B$3:.$B$45]=[.$B23];[Thong_Tin_Ngay_Nghi_201604.$C$3:.$C$45]) + SUMPRODUCT([Thong_Tin_Ngay_Nghi_201605.$B$3:.$B$44]=[.$B23];[Thong_Tin_Ngay_Nghi_201605.$C$3:.$C$44]) + SUMPRODUCT([Thong_Tin_Ngay_Nghi_201606.$B$3:.$B$44]=[.$B23];[Thong_Tin_Ngay_Nghi_201606.$C$3:.$C$44])" office:value-type="float" office:value="6">
            <text:p>6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5"/>
          <table:table-cell table:style-name="ce45" table:formula="of:=[.I23]+[.K23] +[.J2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ongP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4]);DATE(YEAR([.D24]);12;31);NOW())" office:value-type="date" office:date-value="2016-06-21T11:52:59.02">
            <text:p>06/21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0">
            <text:p>0</text:p>
          </table:table-cell>
          <table:table-cell table:style-name="ce50" table:formula="of:=SUMPRODUCT([Thong_Tin_Ngay_Nghi_201601.$B$3:.$B$41]=[.$B24];[Thong_Tin_Ngay_Nghi_201601.$C$3:.$C$41])+SUMPRODUCT([Thong_Tin_Ngay_Nghi_201602.$B$3:.$B$42]=[.$B24];[Thong_Tin_Ngay_Nghi_201602.$C$3:.$C$42]) + SUMPRODUCT([Thong_Tin_Ngay_Nghi_201603.$B$3:.$B$44]=[.$B24];[Thong_Tin_Ngay_Nghi_201603.$C$3:.$C$44])" office:value-type="float" office:value="0">
            <text:p>0</text:p>
          </table:table-cell>
          <table:table-cell table:style-name="ce50" table:formula="of:=SUMPRODUCT([Thong_Tin_Ngay_Nghi_201601.$B$3:.$B$41]=[.$B24];[Thong_Tin_Ngay_Nghi_201601.$C$3:.$C$41])+SUMPRODUCT([Thong_Tin_Ngay_Nghi_201602.$B$3:.$B$42]=[.$B24];[Thong_Tin_Ngay_Nghi_201602.$C$3:.$C$42]) + SUMPRODUCT([Thong_Tin_Ngay_Nghi_201603.$B$3:.$B$44]=[.$B24];[Thong_Tin_Ngay_Nghi_201603.$C$3:.$C$44]) + SUMPRODUCT([Thong_Tin_Ngay_Nghi_201604.$B$3:.$B$45]=[.$B24];[Thong_Tin_Ngay_Nghi_201604.$C$3:.$C$45]) + SUMPRODUCT([Thong_Tin_Ngay_Nghi_201605.$B$3:.$B$44]=[.$B24];[Thong_Tin_Ngay_Nghi_201605.$C$3:.$C$44]) + SUMPRODUCT([Thong_Tin_Ngay_Nghi_201606.$B$3:.$B$44]=[.$B24];[Thong_Tin_Ngay_Nghi_201606.$C$3:.$C$44])" office:value-type="float" office:value="0">
            <text:p>0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number-columns-repeated="2" table:style-name="ce45"/>
          <table:table-cell table:style-name="ce45" table:formula="of:=[.I24]+[.K24] +[.J24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6-21T11:52:59.02">
            <text:p>06/21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6">
            <text:p>6</text:p>
          </table:table-cell>
          <table:table-cell table:style-name="ce50" table:formula="of:=SUMPRODUCT([Thong_Tin_Ngay_Nghi_201601.$B$3:.$B$41]=[.$B25];[Thong_Tin_Ngay_Nghi_201601.$C$3:.$C$41])+SUMPRODUCT([Thong_Tin_Ngay_Nghi_201602.$B$3:.$B$42]=[.$B25];[Thong_Tin_Ngay_Nghi_201602.$C$3:.$C$42]) + SUMPRODUCT([Thong_Tin_Ngay_Nghi_201603.$B$3:.$B$44]=[.$B25];[Thong_Tin_Ngay_Nghi_201603.$C$3:.$C$44])" office:value-type="float" office:value="3">
            <text:p>3</text:p>
          </table:table-cell>
          <table:table-cell table:style-name="ce50" table:formula="of:=SUMPRODUCT([Thong_Tin_Ngay_Nghi_201601.$B$3:.$B$41]=[.$B25];[Thong_Tin_Ngay_Nghi_201601.$C$3:.$C$41])+SUMPRODUCT([Thong_Tin_Ngay_Nghi_201602.$B$3:.$B$42]=[.$B25];[Thong_Tin_Ngay_Nghi_201602.$C$3:.$C$42]) + SUMPRODUCT([Thong_Tin_Ngay_Nghi_201603.$B$3:.$B$44]=[.$B25];[Thong_Tin_Ngay_Nghi_201603.$C$3:.$C$44]) + SUMPRODUCT([Thong_Tin_Ngay_Nghi_201604.$B$3:.$B$45]=[.$B25];[Thong_Tin_Ngay_Nghi_201604.$C$3:.$C$45]) + SUMPRODUCT([Thong_Tin_Ngay_Nghi_201605.$B$3:.$B$44]=[.$B25];[Thong_Tin_Ngay_Nghi_201605.$C$3:.$C$44]) + SUMPRODUCT([Thong_Tin_Ngay_Nghi_201606.$B$3:.$B$44]=[.$B25];[Thong_Tin_Ngay_Nghi_201606.$C$3:.$C$44])" office:value-type="float" office:value="4.5">
            <text:p>4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4.5">
            <text:p>4.5</text:p>
          </table:table-cell>
          <table:table-cell table:number-columns-repeated="2" table:style-name="ce45"/>
          <table:table-cell table:style-name="ce45" table:formula="of:=[.I25]+[.K25] +[.J25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6-21T11:52:59.02">
            <text:p>06/21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6">
            <text:p>6</text:p>
          </table:table-cell>
          <table:table-cell table:style-name="ce50" table:formula="of:=SUMPRODUCT([Thong_Tin_Ngay_Nghi_201601.$B$3:.$B$41]=[.$B26];[Thong_Tin_Ngay_Nghi_201601.$C$3:.$C$41])+SUMPRODUCT([Thong_Tin_Ngay_Nghi_201602.$B$3:.$B$42]=[.$B26];[Thong_Tin_Ngay_Nghi_201602.$C$3:.$C$42]) + SUMPRODUCT([Thong_Tin_Ngay_Nghi_201603.$B$3:.$B$44]=[.$B26];[Thong_Tin_Ngay_Nghi_201603.$C$3:.$C$44])" office:value-type="float" office:value="6">
            <text:p>6</text:p>
          </table:table-cell>
          <table:table-cell table:style-name="ce50" table:formula="of:=SUMPRODUCT([Thong_Tin_Ngay_Nghi_201601.$B$3:.$B$41]=[.$B26];[Thong_Tin_Ngay_Nghi_201601.$C$3:.$C$41])+SUMPRODUCT([Thong_Tin_Ngay_Nghi_201602.$B$3:.$B$42]=[.$B26];[Thong_Tin_Ngay_Nghi_201602.$C$3:.$C$42]) + SUMPRODUCT([Thong_Tin_Ngay_Nghi_201603.$B$3:.$B$44]=[.$B26];[Thong_Tin_Ngay_Nghi_201603.$C$3:.$C$44]) + SUMPRODUCT([Thong_Tin_Ngay_Nghi_201604.$B$3:.$B$45]=[.$B26];[Thong_Tin_Ngay_Nghi_201604.$C$3:.$C$45]) + SUMPRODUCT([Thong_Tin_Ngay_Nghi_201605.$B$3:.$B$44]=[.$B26];[Thong_Tin_Ngay_Nghi_201605.$C$3:.$C$44]) + SUMPRODUCT([Thong_Tin_Ngay_Nghi_201606.$B$3:.$B$44]=[.$B26];[Thong_Tin_Ngay_Nghi_201606.$C$3:.$C$44])" office:value-type="float" office:value="6">
            <text:p>6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number-columns-repeated="2" table:style-name="ce45"/>
          <table:table-cell table:style-name="ce45" table:formula="of:=[.I26]+[.K26] +[.J26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6-21T11:52:59.02">
            <text:p>06/21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50" table:formula="of:=SUMPRODUCT([Thong_Tin_Ngay_Nghi_201601.$B$3:.$B$41]=[.$B27];[Thong_Tin_Ngay_Nghi_201601.$C$3:.$C$41])+SUMPRODUCT([Thong_Tin_Ngay_Nghi_201602.$B$3:.$B$42]=[.$B27];[Thong_Tin_Ngay_Nghi_201602.$C$3:.$C$42]) + SUMPRODUCT([Thong_Tin_Ngay_Nghi_201603.$B$3:.$B$44]=[.$B27];[Thong_Tin_Ngay_Nghi_201603.$C$3:.$C$44])" office:value-type="float" office:value="7">
            <text:p>7</text:p>
          </table:table-cell>
          <table:table-cell table:style-name="ce50" table:formula="of:=SUMPRODUCT([Thong_Tin_Ngay_Nghi_201601.$B$3:.$B$41]=[.$B27];[Thong_Tin_Ngay_Nghi_201601.$C$3:.$C$41])+SUMPRODUCT([Thong_Tin_Ngay_Nghi_201602.$B$3:.$B$42]=[.$B27];[Thong_Tin_Ngay_Nghi_201602.$C$3:.$C$42]) + SUMPRODUCT([Thong_Tin_Ngay_Nghi_201603.$B$3:.$B$44]=[.$B27];[Thong_Tin_Ngay_Nghi_201603.$C$3:.$C$44]) + SUMPRODUCT([Thong_Tin_Ngay_Nghi_201604.$B$3:.$B$45]=[.$B27];[Thong_Tin_Ngay_Nghi_201604.$C$3:.$C$45]) + SUMPRODUCT([Thong_Tin_Ngay_Nghi_201605.$B$3:.$B$44]=[.$B27];[Thong_Tin_Ngay_Nghi_201605.$C$3:.$C$44]) + SUMPRODUCT([Thong_Tin_Ngay_Nghi_201606.$B$3:.$B$44]=[.$B27];[Thong_Tin_Ngay_Nghi_201606.$C$3:.$C$44])" office:value-type="float" office:value="14">
            <text:p>14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3">
            <text:p>-3</text:p>
          </table:table-cell>
          <table:table-cell table:number-columns-repeated="2" table:style-name="ce45"/>
          <table:table-cell table:style-name="ce45" table:formula="of:=[.I27]+[.K27] +[.J27]" office:value-type="float" office:value="-3">
            <text:p>-3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6-21T11:52:59.02">
            <text:p>06/21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50" table:formula="of:=SUMPRODUCT([Thong_Tin_Ngay_Nghi_201601.$B$3:.$B$41]=[.$B28];[Thong_Tin_Ngay_Nghi_201601.$C$3:.$C$41])+SUMPRODUCT([Thong_Tin_Ngay_Nghi_201602.$B$3:.$B$42]=[.$B28];[Thong_Tin_Ngay_Nghi_201602.$C$3:.$C$42]) + SUMPRODUCT([Thong_Tin_Ngay_Nghi_201603.$B$3:.$B$44]=[.$B28];[Thong_Tin_Ngay_Nghi_201603.$C$3:.$C$44])" office:value-type="float" office:value="4">
            <text:p>4</text:p>
          </table:table-cell>
          <table:table-cell table:style-name="ce50" table:formula="of:=SUMPRODUCT([Thong_Tin_Ngay_Nghi_201601.$B$3:.$B$41]=[.$B28];[Thong_Tin_Ngay_Nghi_201601.$C$3:.$C$41])+SUMPRODUCT([Thong_Tin_Ngay_Nghi_201602.$B$3:.$B$42]=[.$B28];[Thong_Tin_Ngay_Nghi_201602.$C$3:.$C$42]) + SUMPRODUCT([Thong_Tin_Ngay_Nghi_201603.$B$3:.$B$44]=[.$B28];[Thong_Tin_Ngay_Nghi_201603.$C$3:.$C$44]) + SUMPRODUCT([Thong_Tin_Ngay_Nghi_201604.$B$3:.$B$45]=[.$B28];[Thong_Tin_Ngay_Nghi_201604.$C$3:.$C$45]) + SUMPRODUCT([Thong_Tin_Ngay_Nghi_201605.$B$3:.$B$44]=[.$B28];[Thong_Tin_Ngay_Nghi_201605.$C$3:.$C$44]) + SUMPRODUCT([Thong_Tin_Ngay_Nghi_201606.$B$3:.$B$44]=[.$B28];[Thong_Tin_Ngay_Nghi_201606.$C$3:.$C$44])" office:value-type="float" office:value="6">
            <text:p>6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number-columns-repeated="2" table:style-name="ce45"/>
          <table:table-cell table:style-name="ce45" table:formula="of:=[.I28]+[.K28] +[.J28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office:value-type="date" office:date-value="2016-06-21">
            <text:p>06/21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50" table:formula="of:=SUMPRODUCT([Thong_Tin_Ngay_Nghi_201601.$B$3:.$B$41]=[.$B29];[Thong_Tin_Ngay_Nghi_201601.$C$3:.$C$41])+SUMPRODUCT([Thong_Tin_Ngay_Nghi_201602.$B$3:.$B$42]=[.$B29];[Thong_Tin_Ngay_Nghi_201602.$C$3:.$C$42]) + SUMPRODUCT([Thong_Tin_Ngay_Nghi_201603.$B$3:.$B$44]=[.$B29];[Thong_Tin_Ngay_Nghi_201603.$C$3:.$C$44])" office:value-type="float" office:value="11.5">
            <text:p>11.5</text:p>
          </table:table-cell>
          <table:table-cell table:style-name="ce50" table:formula="of:=SUMPRODUCT([Thong_Tin_Ngay_Nghi_201601.$B$3:.$B$41]=[.$B29];[Thong_Tin_Ngay_Nghi_201601.$C$3:.$C$41])+SUMPRODUCT([Thong_Tin_Ngay_Nghi_201602.$B$3:.$B$42]=[.$B29];[Thong_Tin_Ngay_Nghi_201602.$C$3:.$C$42]) + SUMPRODUCT([Thong_Tin_Ngay_Nghi_201603.$B$3:.$B$44]=[.$B29];[Thong_Tin_Ngay_Nghi_201603.$C$3:.$C$44]) + SUMPRODUCT([Thong_Tin_Ngay_Nghi_201604.$B$3:.$B$45]=[.$B29];[Thong_Tin_Ngay_Nghi_201604.$C$3:.$C$45]) + SUMPRODUCT([Thong_Tin_Ngay_Nghi_201605.$B$3:.$B$44]=[.$B29];[Thong_Tin_Ngay_Nghi_201605.$C$3:.$C$44]) + SUMPRODUCT([Thong_Tin_Ngay_Nghi_201606.$B$3:.$B$44]=[.$B29];[Thong_Tin_Ngay_Nghi_201606.$C$3:.$C$44])" office:value-type="float" office:value="15">
            <text:p>1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1.5">
            <text:p>-1.5</text:p>
          </table:table-cell>
          <table:table-cell table:number-columns-repeated="2" table:style-name="ce45"/>
          <table:table-cell table:style-name="ce45" table:formula="of:=[.I29]+[.K29] +[.J29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6-21T11:52:59.03">
            <text:p>06/21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50" table:formula="of:=SUMPRODUCT([Thong_Tin_Ngay_Nghi_201601.$B$3:.$B$41]=[.$B30];[Thong_Tin_Ngay_Nghi_201601.$C$3:.$C$41])+SUMPRODUCT([Thong_Tin_Ngay_Nghi_201602.$B$3:.$B$42]=[.$B30];[Thong_Tin_Ngay_Nghi_201602.$C$3:.$C$42]) + SUMPRODUCT([Thong_Tin_Ngay_Nghi_201603.$B$3:.$B$44]=[.$B30];[Thong_Tin_Ngay_Nghi_201603.$C$3:.$C$44])" office:value-type="float" office:value="6">
            <text:p>6</text:p>
          </table:table-cell>
          <table:table-cell table:style-name="ce50" table:formula="of:=SUMPRODUCT([Thong_Tin_Ngay_Nghi_201601.$B$3:.$B$41]=[.$B30];[Thong_Tin_Ngay_Nghi_201601.$C$3:.$C$41])+SUMPRODUCT([Thong_Tin_Ngay_Nghi_201602.$B$3:.$B$42]=[.$B30];[Thong_Tin_Ngay_Nghi_201602.$C$3:.$C$42]) + SUMPRODUCT([Thong_Tin_Ngay_Nghi_201603.$B$3:.$B$44]=[.$B30];[Thong_Tin_Ngay_Nghi_201603.$C$3:.$C$44]) + SUMPRODUCT([Thong_Tin_Ngay_Nghi_201604.$B$3:.$B$45]=[.$B30];[Thong_Tin_Ngay_Nghi_201604.$C$3:.$C$45]) + SUMPRODUCT([Thong_Tin_Ngay_Nghi_201605.$B$3:.$B$44]=[.$B30];[Thong_Tin_Ngay_Nghi_201605.$C$3:.$C$44]) + SUMPRODUCT([Thong_Tin_Ngay_Nghi_201606.$B$3:.$B$44]=[.$B30];[Thong_Tin_Ngay_Nghi_201606.$C$3:.$C$44])" office:value-type="float" office:value="7.5">
            <text:p>7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number-columns-repeated="2" table:style-name="ce45"/>
          <table:table-cell table:style-name="ce45" table:formula="of:=[.I30]+[.K30] +[.J30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6-21T11:52:59.03">
            <text:p>06/21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0" table:formula="of:=SUMPRODUCT([Thong_Tin_Ngay_Nghi_201601.$B$3:.$B$41]=[.$B31];[Thong_Tin_Ngay_Nghi_201601.$C$3:.$C$41])+SUMPRODUCT([Thong_Tin_Ngay_Nghi_201602.$B$3:.$B$42]=[.$B31];[Thong_Tin_Ngay_Nghi_201602.$C$3:.$C$42]) + SUMPRODUCT([Thong_Tin_Ngay_Nghi_201603.$B$3:.$B$44]=[.$B31];[Thong_Tin_Ngay_Nghi_201603.$C$3:.$C$44])" office:value-type="float" office:value="1">
            <text:p>1</text:p>
          </table:table-cell>
          <table:table-cell table:style-name="ce50" table:formula="of:=SUMPRODUCT([Thong_Tin_Ngay_Nghi_201601.$B$3:.$B$41]=[.$B31];[Thong_Tin_Ngay_Nghi_201601.$C$3:.$C$41])+SUMPRODUCT([Thong_Tin_Ngay_Nghi_201602.$B$3:.$B$42]=[.$B31];[Thong_Tin_Ngay_Nghi_201602.$C$3:.$C$42]) + SUMPRODUCT([Thong_Tin_Ngay_Nghi_201603.$B$3:.$B$44]=[.$B31];[Thong_Tin_Ngay_Nghi_201603.$C$3:.$C$44]) + SUMPRODUCT([Thong_Tin_Ngay_Nghi_201604.$B$3:.$B$45]=[.$B31];[Thong_Tin_Ngay_Nghi_201604.$C$3:.$C$45]) + SUMPRODUCT([Thong_Tin_Ngay_Nghi_201605.$B$3:.$B$44]=[.$B31];[Thong_Tin_Ngay_Nghi_201605.$C$3:.$C$44]) + SUMPRODUCT([Thong_Tin_Ngay_Nghi_201606.$B$3:.$B$44]=[.$B31];[Thong_Tin_Ngay_Nghi_201606.$C$3:.$C$44])" office:value-type="float" office:value="4.5">
            <text:p>4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2.5">
            <text:p>2.5</text:p>
          </table:table-cell>
          <table:table-cell table:number-columns-repeated="2" table:style-name="ce45"/>
          <table:table-cell table:style-name="ce45" table:formula="of:=[.I31]+[.K31] +[.J31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QuanL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6">
            <text:p>06/06/16</text:p>
          </table:table-cell>
          <table:table-cell table:style-name="ce46" table:formula="of:=IF(YEAR(NOW())&gt;YEAR([.D32]);DATE(YEAR([.D32]);12;31);NOW())" office:value-type="date" office:date-value="2016-06-21T11:52:59.03">
            <text:p>06/21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0"/>
          <table:table-cell table:style-name="ce50" table:formula="of:=SUMPRODUCT([Thong_Tin_Ngay_Nghi_201601.$B$3:.$B$41]=[.$B32];[Thong_Tin_Ngay_Nghi_201601.$C$3:.$C$41])+SUMPRODUCT([Thong_Tin_Ngay_Nghi_201602.$B$3:.$B$42]=[.$B32];[Thong_Tin_Ngay_Nghi_201602.$C$3:.$C$42]) + SUMPRODUCT([Thong_Tin_Ngay_Nghi_201603.$B$3:.$B$44]=[.$B32];[Thong_Tin_Ngay_Nghi_201603.$C$3:.$C$44]) + SUMPRODUCT([Thong_Tin_Ngay_Nghi_201604.$B$3:.$B$45]=[.$B32];[Thong_Tin_Ngay_Nghi_201604.$C$3:.$C$45]) + SUMPRODUCT([Thong_Tin_Ngay_Nghi_201605.$B$3:.$B$44]=[.$B32];[Thong_Tin_Ngay_Nghi_201605.$C$3:.$C$44]) + SUMPRODUCT([Thong_Tin_Ngay_Nghi_201606.$B$3:.$B$44]=[.$B32];[Thong_Tin_Ngay_Nghi_201606.$C$3:.$C$44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5"/>
          <table:table-cell table:style-name="ce45" table:formula="of:=[.I32]+[.K32] +[.J32]" office:value-type="float" office:value="0">
            <text:p>0</text:p>
          </table:table-cell>
          <table:table-cell table:style-name="ce53"/>
        </table:table-row>
        <table:table-row table:style-name="ro1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6-21T11:52:59.03">
            <text:p>06/21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50" table:formula="of:=SUMPRODUCT([Thong_Tin_Ngay_Nghi_201601.$B$3:.$B$41]=[.$B33];[Thong_Tin_Ngay_Nghi_201601.$C$3:.$C$41])+SUMPRODUCT([Thong_Tin_Ngay_Nghi_201602.$B$3:.$B$42]=[.$B33];[Thong_Tin_Ngay_Nghi_201602.$C$3:.$C$42]) + SUMPRODUCT([Thong_Tin_Ngay_Nghi_201603.$B$3:.$B$44]=[.$B33];[Thong_Tin_Ngay_Nghi_201603.$C$3:.$C$44])" office:value-type="float" office:value="2">
            <text:p>2</text:p>
          </table:table-cell>
          <table:table-cell table:style-name="ce50" table:formula="of:=SUMPRODUCT([Thong_Tin_Ngay_Nghi_201601.$B$3:.$B$41]=[.$B33];[Thong_Tin_Ngay_Nghi_201601.$C$3:.$C$41])+SUMPRODUCT([Thong_Tin_Ngay_Nghi_201602.$B$3:.$B$42]=[.$B33];[Thong_Tin_Ngay_Nghi_201602.$C$3:.$C$42]) + SUMPRODUCT([Thong_Tin_Ngay_Nghi_201603.$B$3:.$B$44]=[.$B33];[Thong_Tin_Ngay_Nghi_201603.$C$3:.$C$44]) + SUMPRODUCT([Thong_Tin_Ngay_Nghi_201604.$B$3:.$B$45]=[.$B33];[Thong_Tin_Ngay_Nghi_201604.$C$3:.$C$45]) + SUMPRODUCT([Thong_Tin_Ngay_Nghi_201605.$B$3:.$B$44]=[.$B33];[Thong_Tin_Ngay_Nghi_201605.$C$3:.$C$44]) + SUMPRODUCT([Thong_Tin_Ngay_Nghi_201606.$B$3:.$B$44]=[.$B33];[Thong_Tin_Ngay_Nghi_201606.$C$3:.$C$44])" office:value-type="float" office:value="7">
            <text:p>7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style-name="ce45" office:value-type="float" office:value="1">
            <office:annotation draw:style-name="gr2" draw:text-style-name="P1" svg:width="1.1413in" svg:height="0.5457in" svg:x="9.1976in" svg:y="8.8976in" draw:caption-point-x="-0.2402in" draw:caption-point-y="0.5988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33]+[.K33] +[.J33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8">
            <text:p>28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4]);DATE(YEAR([.D34]);12;31);NOW())" office:value-type="date" office:date-value="2016-06-21T11:52:59.03">
            <text:p>06/21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50" table:formula="of:=SUMPRODUCT([Thong_Tin_Ngay_Nghi_201601.$B$3:.$B$41]=[.$B34];[Thong_Tin_Ngay_Nghi_201601.$C$3:.$C$41])+SUMPRODUCT([Thong_Tin_Ngay_Nghi_201602.$B$3:.$B$42]=[.$B34];[Thong_Tin_Ngay_Nghi_201602.$C$3:.$C$42]) + SUMPRODUCT([Thong_Tin_Ngay_Nghi_201603.$B$3:.$B$44]=[.$B34];[Thong_Tin_Ngay_Nghi_201603.$C$3:.$C$44])" office:value-type="float" office:value="0">
            <text:p>0</text:p>
          </table:table-cell>
          <table:table-cell table:style-name="ce50" table:formula="of:=SUMPRODUCT([Thong_Tin_Ngay_Nghi_201601.$B$3:.$B$41]=[.$B34];[Thong_Tin_Ngay_Nghi_201601.$C$3:.$C$41])+SUMPRODUCT([Thong_Tin_Ngay_Nghi_201602.$B$3:.$B$42]=[.$B34];[Thong_Tin_Ngay_Nghi_201602.$C$3:.$C$42]) + SUMPRODUCT([Thong_Tin_Ngay_Nghi_201603.$B$3:.$B$44]=[.$B34];[Thong_Tin_Ngay_Nghi_201603.$C$3:.$C$44]) + SUMPRODUCT([Thong_Tin_Ngay_Nghi_201604.$B$3:.$B$45]=[.$B34];[Thong_Tin_Ngay_Nghi_201604.$C$3:.$C$45]) + SUMPRODUCT([Thong_Tin_Ngay_Nghi_201605.$B$3:.$B$44]=[.$B34];[Thong_Tin_Ngay_Nghi_201605.$C$3:.$C$44]) + SUMPRODUCT([Thong_Tin_Ngay_Nghi_201606.$B$3:.$B$44]=[.$B34];[Thong_Tin_Ngay_Nghi_201606.$C$3:.$C$44])" office:value-type="float" office:value="3">
            <text:p>3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4]+[.K34] +[.J34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hachB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6-21T11:52:59.03">
            <text:p>06/21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6">
            <text:p>6</text:p>
          </table:table-cell>
          <table:table-cell table:style-name="ce50" table:formula="of:=SUMPRODUCT([Thong_Tin_Ngay_Nghi_201601.$B$3:.$B$41]=[.$B35];[Thong_Tin_Ngay_Nghi_201601.$C$3:.$C$41])+SUMPRODUCT([Thong_Tin_Ngay_Nghi_201602.$B$3:.$B$42]=[.$B35];[Thong_Tin_Ngay_Nghi_201602.$C$3:.$C$42]) + SUMPRODUCT([Thong_Tin_Ngay_Nghi_201603.$B$3:.$B$44]=[.$B35];[Thong_Tin_Ngay_Nghi_201603.$C$3:.$C$44])" office:value-type="float" office:value="20.5">
            <text:p>20.5</text:p>
          </table:table-cell>
          <table:table-cell table:style-name="ce50" table:formula="of:=SUMPRODUCT([Thong_Tin_Ngay_Nghi_201601.$B$3:.$B$41]=[.$B35];[Thong_Tin_Ngay_Nghi_201601.$C$3:.$C$41])+SUMPRODUCT([Thong_Tin_Ngay_Nghi_201602.$B$3:.$B$42]=[.$B35];[Thong_Tin_Ngay_Nghi_201602.$C$3:.$C$42]) + SUMPRODUCT([Thong_Tin_Ngay_Nghi_201603.$B$3:.$B$44]=[.$B35];[Thong_Tin_Ngay_Nghi_201603.$C$3:.$C$44]) + SUMPRODUCT([Thong_Tin_Ngay_Nghi_201604.$B$3:.$B$45]=[.$B35];[Thong_Tin_Ngay_Nghi_201604.$C$3:.$C$45]) + SUMPRODUCT([Thong_Tin_Ngay_Nghi_201605.$B$3:.$B$44]=[.$B35];[Thong_Tin_Ngay_Nghi_201605.$C$3:.$C$44]) + SUMPRODUCT([Thong_Tin_Ngay_Nghi_201606.$B$3:.$B$44]=[.$B35];[Thong_Tin_Ngay_Nghi_201606.$C$3:.$C$44])" office:value-type="float" office:value="23">
            <text:p>2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-17">
            <text:p>-17</text:p>
          </table:table-cell>
          <table:table-cell table:style-name="ce45"/>
          <table:table-cell table:style-name="ce45" table:formula="of:=5+3.5+9" office:value-type="float" office:value="17.5">
            <text:p>17.5</text:p>
          </table:table-cell>
          <table:table-cell table:style-name="ce45" table:formula="of:=[.I35]+[.K35] +[.J35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6-21T11:52:59.03">
            <text:p>06/2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6">
            <text:p>6</text:p>
          </table:table-cell>
          <table:table-cell table:style-name="ce50" table:formula="of:=SUMPRODUCT([Thong_Tin_Ngay_Nghi_201601.$B$3:.$B$41]=[.$B36];[Thong_Tin_Ngay_Nghi_201601.$C$3:.$C$41])+SUMPRODUCT([Thong_Tin_Ngay_Nghi_201602.$B$3:.$B$42]=[.$B36];[Thong_Tin_Ngay_Nghi_201602.$C$3:.$C$42]) + SUMPRODUCT([Thong_Tin_Ngay_Nghi_201603.$B$3:.$B$44]=[.$B36];[Thong_Tin_Ngay_Nghi_201603.$C$3:.$C$44])" office:value-type="float" office:value="0.5">
            <text:p>0.5</text:p>
          </table:table-cell>
          <table:table-cell table:style-name="ce50" table:formula="of:=SUMPRODUCT([Thong_Tin_Ngay_Nghi_201601.$B$3:.$B$41]=[.$B36];[Thong_Tin_Ngay_Nghi_201601.$C$3:.$C$41])+SUMPRODUCT([Thong_Tin_Ngay_Nghi_201602.$B$3:.$B$42]=[.$B36];[Thong_Tin_Ngay_Nghi_201602.$C$3:.$C$42]) + SUMPRODUCT([Thong_Tin_Ngay_Nghi_201603.$B$3:.$B$44]=[.$B36];[Thong_Tin_Ngay_Nghi_201603.$C$3:.$C$44]) + SUMPRODUCT([Thong_Tin_Ngay_Nghi_201604.$B$3:.$B$45]=[.$B36];[Thong_Tin_Ngay_Nghi_201604.$C$3:.$C$45]) + SUMPRODUCT([Thong_Tin_Ngay_Nghi_201605.$B$3:.$B$44]=[.$B36];[Thong_Tin_Ngay_Nghi_201605.$C$3:.$C$44]) + SUMPRODUCT([Thong_Tin_Ngay_Nghi_201606.$B$3:.$B$44]=[.$B36];[Thong_Tin_Ngay_Nghi_201606.$C$3:.$C$44])" office:value-type="float" office:value="2.5">
            <text:p>2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4">
            <text:p>4</text:p>
          </table:table-cell>
          <table:table-cell table:number-columns-repeated="2" table:style-name="ce45"/>
          <table:table-cell table:style-name="ce45" table:formula="of:=[.I36]+[.K36] +[.J36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6-21T11:52:59.03">
            <text:p>06/21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50" table:formula="of:=SUMPRODUCT([Thong_Tin_Ngay_Nghi_201601.$B$3:.$B$41]=[.$B37];[Thong_Tin_Ngay_Nghi_201601.$C$3:.$C$41])+SUMPRODUCT([Thong_Tin_Ngay_Nghi_201602.$B$3:.$B$42]=[.$B37];[Thong_Tin_Ngay_Nghi_201602.$C$3:.$C$42]) + SUMPRODUCT([Thong_Tin_Ngay_Nghi_201603.$B$3:.$B$44]=[.$B37];[Thong_Tin_Ngay_Nghi_201603.$C$3:.$C$44])" office:value-type="float" office:value="9.5">
            <text:p>9.5</text:p>
          </table:table-cell>
          <table:table-cell table:style-name="ce50" table:formula="of:=SUMPRODUCT([Thong_Tin_Ngay_Nghi_201601.$B$3:.$B$41]=[.$B37];[Thong_Tin_Ngay_Nghi_201601.$C$3:.$C$41])+SUMPRODUCT([Thong_Tin_Ngay_Nghi_201602.$B$3:.$B$42]=[.$B37];[Thong_Tin_Ngay_Nghi_201602.$C$3:.$C$42]) + SUMPRODUCT([Thong_Tin_Ngay_Nghi_201603.$B$3:.$B$44]=[.$B37];[Thong_Tin_Ngay_Nghi_201603.$C$3:.$C$44]) + SUMPRODUCT([Thong_Tin_Ngay_Nghi_201604.$B$3:.$B$45]=[.$B37];[Thong_Tin_Ngay_Nghi_201604.$C$3:.$C$45]) + SUMPRODUCT([Thong_Tin_Ngay_Nghi_201605.$B$3:.$B$44]=[.$B37];[Thong_Tin_Ngay_Nghi_201605.$C$3:.$C$44]) + SUMPRODUCT([Thong_Tin_Ngay_Nghi_201606.$B$3:.$B$44]=[.$B37];[Thong_Tin_Ngay_Nghi_201606.$C$3:.$C$44])" office:value-type="float" office:value="10">
            <text:p>1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-2">
            <text:p>-2</text:p>
          </table:table-cell>
          <table:table-cell table:number-columns-repeated="2" table:style-name="ce45"/>
          <table:table-cell table:style-name="ce45" table:formula="of:=[.I37]+[.K37] +[.J37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6-21T11:52:59.03">
            <text:p>06/21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50" table:formula="of:=SUMPRODUCT([Thong_Tin_Ngay_Nghi_201601.$B$3:.$B$41]=[.$B38];[Thong_Tin_Ngay_Nghi_201601.$C$3:.$C$41])+SUMPRODUCT([Thong_Tin_Ngay_Nghi_201602.$B$3:.$B$42]=[.$B38];[Thong_Tin_Ngay_Nghi_201602.$C$3:.$C$42]) + SUMPRODUCT([Thong_Tin_Ngay_Nghi_201603.$B$3:.$B$44]=[.$B38];[Thong_Tin_Ngay_Nghi_201603.$C$3:.$C$44])" office:value-type="float" office:value="5">
            <text:p>5</text:p>
          </table:table-cell>
          <table:table-cell table:style-name="ce50" table:formula="of:=SUMPRODUCT([Thong_Tin_Ngay_Nghi_201601.$B$3:.$B$41]=[.$B38];[Thong_Tin_Ngay_Nghi_201601.$C$3:.$C$41])+SUMPRODUCT([Thong_Tin_Ngay_Nghi_201602.$B$3:.$B$42]=[.$B38];[Thong_Tin_Ngay_Nghi_201602.$C$3:.$C$42]) + SUMPRODUCT([Thong_Tin_Ngay_Nghi_201603.$B$3:.$B$44]=[.$B38];[Thong_Tin_Ngay_Nghi_201603.$C$3:.$C$44]) + SUMPRODUCT([Thong_Tin_Ngay_Nghi_201604.$B$3:.$B$45]=[.$B38];[Thong_Tin_Ngay_Nghi_201604.$C$3:.$C$45]) + SUMPRODUCT([Thong_Tin_Ngay_Nghi_201605.$B$3:.$B$44]=[.$B38];[Thong_Tin_Ngay_Nghi_201605.$C$3:.$C$44]) + SUMPRODUCT([Thong_Tin_Ngay_Nghi_201606.$B$3:.$B$44]=[.$B38];[Thong_Tin_Ngay_Nghi_201606.$C$3:.$C$44])" office:value-type="float" office:value="7.5">
            <text:p>7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3">
            <text:p>3</text:p>
          </table:table-cell>
          <table:table-cell table:number-columns-repeated="2" table:style-name="ce45"/>
          <table:table-cell table:style-name="ce45" table:formula="of:=[.I38]+[.K38] +[.J38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6-21T11:52:59.03">
            <text:p>06/21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50" table:formula="of:=SUMPRODUCT([Thong_Tin_Ngay_Nghi_201601.$B$3:.$B$41]=[.$B39];[Thong_Tin_Ngay_Nghi_201601.$C$3:.$C$41])+SUMPRODUCT([Thong_Tin_Ngay_Nghi_201602.$B$3:.$B$42]=[.$B39];[Thong_Tin_Ngay_Nghi_201602.$C$3:.$C$42]) + SUMPRODUCT([Thong_Tin_Ngay_Nghi_201603.$B$3:.$B$44]=[.$B39];[Thong_Tin_Ngay_Nghi_201603.$C$3:.$C$44])" office:value-type="float" office:value="4.5">
            <text:p>4.5</text:p>
          </table:table-cell>
          <table:table-cell table:style-name="ce50" table:formula="of:=SUMPRODUCT([Thong_Tin_Ngay_Nghi_201601.$B$3:.$B$41]=[.$B39];[Thong_Tin_Ngay_Nghi_201601.$C$3:.$C$41])+SUMPRODUCT([Thong_Tin_Ngay_Nghi_201602.$B$3:.$B$42]=[.$B39];[Thong_Tin_Ngay_Nghi_201602.$C$3:.$C$42]) + SUMPRODUCT([Thong_Tin_Ngay_Nghi_201603.$B$3:.$B$44]=[.$B39];[Thong_Tin_Ngay_Nghi_201603.$C$3:.$C$44]) + SUMPRODUCT([Thong_Tin_Ngay_Nghi_201604.$B$3:.$B$45]=[.$B39];[Thong_Tin_Ngay_Nghi_201604.$C$3:.$C$45]) + SUMPRODUCT([Thong_Tin_Ngay_Nghi_201605.$B$3:.$B$44]=[.$B39];[Thong_Tin_Ngay_Nghi_201605.$C$3:.$C$44]) + SUMPRODUCT([Thong_Tin_Ngay_Nghi_201606.$B$3:.$B$44]=[.$B39];[Thong_Tin_Ngay_Nghi_201606.$C$3:.$C$44])" office:value-type="float" office:value="5.5">
            <text:p>5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1.5">
            <text:p>1.5</text:p>
          </table:table-cell>
          <table:table-cell table:number-columns-repeated="2" table:style-name="ce45"/>
          <table:table-cell table:style-name="ce45" table:formula="of:=[.I39]+[.K39] +[.J39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6-21T11:52:59.03">
            <text:p>06/21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50" table:formula="of:=SUMPRODUCT([Thong_Tin_Ngay_Nghi_201601.$B$3:.$B$41]=[.$B40];[Thong_Tin_Ngay_Nghi_201601.$C$3:.$C$41])+SUMPRODUCT([Thong_Tin_Ngay_Nghi_201602.$B$3:.$B$42]=[.$B40];[Thong_Tin_Ngay_Nghi_201602.$C$3:.$C$42]) + SUMPRODUCT([Thong_Tin_Ngay_Nghi_201603.$B$3:.$B$44]=[.$B40];[Thong_Tin_Ngay_Nghi_201603.$C$3:.$C$44])" office:value-type="float" office:value="3">
            <text:p>3</text:p>
          </table:table-cell>
          <table:table-cell table:style-name="ce50" table:formula="of:=SUMPRODUCT([Thong_Tin_Ngay_Nghi_201601.$B$3:.$B$41]=[.$B40];[Thong_Tin_Ngay_Nghi_201601.$C$3:.$C$41])+SUMPRODUCT([Thong_Tin_Ngay_Nghi_201602.$B$3:.$B$42]=[.$B40];[Thong_Tin_Ngay_Nghi_201602.$C$3:.$C$42]) + SUMPRODUCT([Thong_Tin_Ngay_Nghi_201603.$B$3:.$B$44]=[.$B40];[Thong_Tin_Ngay_Nghi_201603.$C$3:.$C$44]) + SUMPRODUCT([Thong_Tin_Ngay_Nghi_201604.$B$3:.$B$45]=[.$B40];[Thong_Tin_Ngay_Nghi_201604.$C$3:.$C$45]) + SUMPRODUCT([Thong_Tin_Ngay_Nghi_201605.$B$3:.$B$44]=[.$B40];[Thong_Tin_Ngay_Nghi_201605.$C$3:.$C$44]) + SUMPRODUCT([Thong_Tin_Ngay_Nghi_201606.$B$3:.$B$44]=[.$B40];[Thong_Tin_Ngay_Nghi_201606.$C$3:.$C$44])" office:value-type="float" office:value="6">
            <text:p>6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number-columns-repeated="2" table:style-name="ce45"/>
          <table:table-cell table:style-name="ce45" table:formula="of:=[.I40]+[.K40] +[.J4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6-21T11:52:59.03">
            <text:p>06/21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50" table:formula="of:=SUMPRODUCT([Thong_Tin_Ngay_Nghi_201601.$B$3:.$B$41]=[.$B41];[Thong_Tin_Ngay_Nghi_201601.$C$3:.$C$41])+SUMPRODUCT([Thong_Tin_Ngay_Nghi_201602.$B$3:.$B$42]=[.$B41];[Thong_Tin_Ngay_Nghi_201602.$C$3:.$C$42]) + SUMPRODUCT([Thong_Tin_Ngay_Nghi_201603.$B$3:.$B$44]=[.$B41];[Thong_Tin_Ngay_Nghi_201603.$C$3:.$C$44])" office:value-type="float" office:value="4">
            <text:p>4</text:p>
          </table:table-cell>
          <table:table-cell table:style-name="ce50" table:formula="of:=SUMPRODUCT([Thong_Tin_Ngay_Nghi_201601.$B$3:.$B$41]=[.$B41];[Thong_Tin_Ngay_Nghi_201601.$C$3:.$C$41])+SUMPRODUCT([Thong_Tin_Ngay_Nghi_201602.$B$3:.$B$42]=[.$B41];[Thong_Tin_Ngay_Nghi_201602.$C$3:.$C$42]) + SUMPRODUCT([Thong_Tin_Ngay_Nghi_201603.$B$3:.$B$44]=[.$B41];[Thong_Tin_Ngay_Nghi_201603.$C$3:.$C$44]) + SUMPRODUCT([Thong_Tin_Ngay_Nghi_201604.$B$3:.$B$45]=[.$B41];[Thong_Tin_Ngay_Nghi_201604.$C$3:.$C$45]) + SUMPRODUCT([Thong_Tin_Ngay_Nghi_201605.$B$3:.$B$44]=[.$B41];[Thong_Tin_Ngay_Nghi_201605.$C$3:.$C$44]) + SUMPRODUCT([Thong_Tin_Ngay_Nghi_201606.$B$3:.$B$44]=[.$B41];[Thong_Tin_Ngay_Nghi_201606.$C$3:.$C$44])" office:value-type="float" office:value="7.5">
            <text:p>7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number-columns-repeated="2" table:style-name="ce45"/>
          <table:table-cell table:style-name="ce45" table:formula="of:=[.I41]+[.K41] +[.J41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6-21T11:52:59.03">
            <text:p>06/21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0" table:formula="of:=SUMPRODUCT([Thong_Tin_Ngay_Nghi_201601.$B$3:.$B$41]=[.$B42];[Thong_Tin_Ngay_Nghi_201601.$C$3:.$C$41])+SUMPRODUCT([Thong_Tin_Ngay_Nghi_201602.$B$3:.$B$42]=[.$B42];[Thong_Tin_Ngay_Nghi_201602.$C$3:.$C$42]) + SUMPRODUCT([Thong_Tin_Ngay_Nghi_201603.$B$3:.$B$44]=[.$B42];[Thong_Tin_Ngay_Nghi_201603.$C$3:.$C$44])" office:value-type="float" office:value="1">
            <text:p>1</text:p>
          </table:table-cell>
          <table:table-cell table:style-name="ce50" table:formula="of:=SUMPRODUCT([Thong_Tin_Ngay_Nghi_201601.$B$3:.$B$41]=[.$B42];[Thong_Tin_Ngay_Nghi_201601.$C$3:.$C$41])+SUMPRODUCT([Thong_Tin_Ngay_Nghi_201602.$B$3:.$B$42]=[.$B42];[Thong_Tin_Ngay_Nghi_201602.$C$3:.$C$42]) + SUMPRODUCT([Thong_Tin_Ngay_Nghi_201603.$B$3:.$B$44]=[.$B42];[Thong_Tin_Ngay_Nghi_201603.$C$3:.$C$44]) + SUMPRODUCT([Thong_Tin_Ngay_Nghi_201604.$B$3:.$B$45]=[.$B42];[Thong_Tin_Ngay_Nghi_201604.$C$3:.$C$45]) + SUMPRODUCT([Thong_Tin_Ngay_Nghi_201605.$B$3:.$B$44]=[.$B42];[Thong_Tin_Ngay_Nghi_201605.$C$3:.$C$44]) + SUMPRODUCT([Thong_Tin_Ngay_Nghi_201606.$B$3:.$B$44]=[.$B42];[Thong_Tin_Ngay_Nghi_201606.$C$3:.$C$44])" office:value-type="float" office:value="4.5">
            <text:p>4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.5">
            <text:p>2.5</text:p>
          </table:table-cell>
          <table:table-cell table:number-columns-repeated="2" table:style-name="ce45"/>
          <table:table-cell table:style-name="ce45" table:formula="of:=[.I42]+[.K42] +[.J42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6-21T11:52:59.03">
            <text:p>06/21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6">
            <text:p>6</text:p>
          </table:table-cell>
          <table:table-cell table:style-name="ce50" table:formula="of:=SUMPRODUCT([Thong_Tin_Ngay_Nghi_201601.$B$3:.$B$41]=[.$B43];[Thong_Tin_Ngay_Nghi_201601.$C$3:.$C$41])+SUMPRODUCT([Thong_Tin_Ngay_Nghi_201602.$B$3:.$B$42]=[.$B43];[Thong_Tin_Ngay_Nghi_201602.$C$3:.$C$42]) + SUMPRODUCT([Thong_Tin_Ngay_Nghi_201603.$B$3:.$B$44]=[.$B43];[Thong_Tin_Ngay_Nghi_201603.$C$3:.$C$44])" office:value-type="float" office:value="6.5">
            <text:p>6.5</text:p>
          </table:table-cell>
          <table:table-cell table:style-name="ce50" table:formula="of:=SUMPRODUCT([Thong_Tin_Ngay_Nghi_201601.$B$3:.$B$41]=[.$B43];[Thong_Tin_Ngay_Nghi_201601.$C$3:.$C$41])+SUMPRODUCT([Thong_Tin_Ngay_Nghi_201602.$B$3:.$B$42]=[.$B43];[Thong_Tin_Ngay_Nghi_201602.$C$3:.$C$42]) + SUMPRODUCT([Thong_Tin_Ngay_Nghi_201603.$B$3:.$B$44]=[.$B43];[Thong_Tin_Ngay_Nghi_201603.$C$3:.$C$44]) + SUMPRODUCT([Thong_Tin_Ngay_Nghi_201604.$B$3:.$B$45]=[.$B43];[Thong_Tin_Ngay_Nghi_201604.$C$3:.$C$45]) + SUMPRODUCT([Thong_Tin_Ngay_Nghi_201605.$B$3:.$B$44]=[.$B43];[Thong_Tin_Ngay_Nghi_201605.$C$3:.$C$44]) + SUMPRODUCT([Thong_Tin_Ngay_Nghi_201606.$B$3:.$B$44]=[.$B43];[Thong_Tin_Ngay_Nghi_201606.$C$3:.$C$44])" office:value-type="float" office:value="7.5">
            <text:p>7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5"/>
          <table:table-cell table:style-name="ce45" table:formula="of:=[.I43]+[.K43] +[.J43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6-21T11:52:59.04">
            <text:p>06/21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0" table:formula="of:=SUMPRODUCT([Thong_Tin_Ngay_Nghi_201601.$B$3:.$B$41]=[.$B44];[Thong_Tin_Ngay_Nghi_201601.$C$3:.$C$41])+SUMPRODUCT([Thong_Tin_Ngay_Nghi_201602.$B$3:.$B$42]=[.$B44];[Thong_Tin_Ngay_Nghi_201602.$C$3:.$C$42]) + SUMPRODUCT([Thong_Tin_Ngay_Nghi_201603.$B$3:.$B$44]=[.$B44];[Thong_Tin_Ngay_Nghi_201603.$C$3:.$C$44])" office:value-type="float" office:value="0.5">
            <text:p>0.5</text:p>
          </table:table-cell>
          <table:table-cell table:style-name="ce50" table:formula="of:=SUMPRODUCT([Thong_Tin_Ngay_Nghi_201601.$B$3:.$B$41]=[.$B44];[Thong_Tin_Ngay_Nghi_201601.$C$3:.$C$41])+SUMPRODUCT([Thong_Tin_Ngay_Nghi_201602.$B$3:.$B$42]=[.$B44];[Thong_Tin_Ngay_Nghi_201602.$C$3:.$C$42]) + SUMPRODUCT([Thong_Tin_Ngay_Nghi_201603.$B$3:.$B$44]=[.$B44];[Thong_Tin_Ngay_Nghi_201603.$C$3:.$C$44]) + SUMPRODUCT([Thong_Tin_Ngay_Nghi_201604.$B$3:.$B$45]=[.$B44];[Thong_Tin_Ngay_Nghi_201604.$C$3:.$C$45]) + SUMPRODUCT([Thong_Tin_Ngay_Nghi_201605.$B$3:.$B$44]=[.$B44];[Thong_Tin_Ngay_Nghi_201605.$C$3:.$C$44]) + SUMPRODUCT([Thong_Tin_Ngay_Nghi_201606.$B$3:.$B$44]=[.$B44];[Thong_Tin_Ngay_Nghi_201606.$C$3:.$C$44])" office:value-type="float" office:value="1.5">
            <text:p>1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5">
            <text:p>5</text:p>
          </table:table-cell>
          <table:table-cell table:number-columns-repeated="2" table:style-name="ce45"/>
          <table:table-cell table:style-name="ce45" table:formula="of:=[.I44]+[.K44] +[.J44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6-21T11:52:59.04">
            <text:p>06/21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50" table:formula="of:=SUMPRODUCT([Thong_Tin_Ngay_Nghi_201601.$B$3:.$B$41]=[.$B45];[Thong_Tin_Ngay_Nghi_201601.$C$3:.$C$41])+SUMPRODUCT([Thong_Tin_Ngay_Nghi_201602.$B$3:.$B$42]=[.$B45];[Thong_Tin_Ngay_Nghi_201602.$C$3:.$C$42]) + SUMPRODUCT([Thong_Tin_Ngay_Nghi_201603.$B$3:.$B$44]=[.$B45];[Thong_Tin_Ngay_Nghi_201603.$C$3:.$C$44])" office:value-type="float" office:value="6.5">
            <text:p>6.5</text:p>
          </table:table-cell>
          <table:table-cell table:style-name="ce50" table:formula="of:=SUMPRODUCT([Thong_Tin_Ngay_Nghi_201601.$B$3:.$B$41]=[.$B45];[Thong_Tin_Ngay_Nghi_201601.$C$3:.$C$41])+SUMPRODUCT([Thong_Tin_Ngay_Nghi_201602.$B$3:.$B$42]=[.$B45];[Thong_Tin_Ngay_Nghi_201602.$C$3:.$C$42]) + SUMPRODUCT([Thong_Tin_Ngay_Nghi_201603.$B$3:.$B$44]=[.$B45];[Thong_Tin_Ngay_Nghi_201603.$C$3:.$C$44]) + SUMPRODUCT([Thong_Tin_Ngay_Nghi_201604.$B$3:.$B$45]=[.$B45];[Thong_Tin_Ngay_Nghi_201604.$C$3:.$C$45]) + SUMPRODUCT([Thong_Tin_Ngay_Nghi_201605.$B$3:.$B$44]=[.$B45];[Thong_Tin_Ngay_Nghi_201605.$C$3:.$C$44]) + SUMPRODUCT([Thong_Tin_Ngay_Nghi_201606.$B$3:.$B$44]=[.$B45];[Thong_Tin_Ngay_Nghi_201606.$C$3:.$C$44])" office:value-type="float" office:value="9.5">
            <text:p>9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-0.5">
            <text:p>-0.5</text:p>
          </table:table-cell>
          <table:table-cell table:number-columns-repeated="2" table:style-name="ce45"/>
          <table:table-cell table:style-name="ce45" table:formula="of:=[.I45]+[.K45] +[.J45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6-21T11:52:59.04">
            <text:p>06/21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0" table:formula="of:=SUMPRODUCT([Thong_Tin_Ngay_Nghi_201601.$B$3:.$B$41]=[.$B46];[Thong_Tin_Ngay_Nghi_201601.$C$3:.$C$41])+SUMPRODUCT([Thong_Tin_Ngay_Nghi_201602.$B$3:.$B$42]=[.$B46];[Thong_Tin_Ngay_Nghi_201602.$C$3:.$C$42]) + SUMPRODUCT([Thong_Tin_Ngay_Nghi_201603.$B$3:.$B$44]=[.$B46];[Thong_Tin_Ngay_Nghi_201603.$C$3:.$C$44])" office:value-type="float" office:value="7">
            <text:p>7</text:p>
          </table:table-cell>
          <table:table-cell table:style-name="ce50" table:formula="of:=SUMPRODUCT([Thong_Tin_Ngay_Nghi_201601.$B$3:.$B$41]=[.$B46];[Thong_Tin_Ngay_Nghi_201601.$C$3:.$C$41])+SUMPRODUCT([Thong_Tin_Ngay_Nghi_201602.$B$3:.$B$42]=[.$B46];[Thong_Tin_Ngay_Nghi_201602.$C$3:.$C$42]) + SUMPRODUCT([Thong_Tin_Ngay_Nghi_201603.$B$3:.$B$44]=[.$B46];[Thong_Tin_Ngay_Nghi_201603.$C$3:.$C$44]) + SUMPRODUCT([Thong_Tin_Ngay_Nghi_201604.$B$3:.$B$45]=[.$B46];[Thong_Tin_Ngay_Nghi_201604.$C$3:.$C$45]) + SUMPRODUCT([Thong_Tin_Ngay_Nghi_201605.$B$3:.$B$44]=[.$B46];[Thong_Tin_Ngay_Nghi_201605.$C$3:.$C$44]) + SUMPRODUCT([Thong_Tin_Ngay_Nghi_201606.$B$3:.$B$44]=[.$B46];[Thong_Tin_Ngay_Nghi_201606.$C$3:.$C$44])" office:value-type="float" office:value="9">
            <text:p>9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3">
            <text:p>3</text:p>
          </table:table-cell>
          <table:table-cell table:number-columns-repeated="2" table:style-name="ce45"/>
          <table:table-cell table:style-name="ce45" table:formula="of:=[.I46]+[.K46] +[.J46]" office:value-type="float" office:value="3">
            <text:p>3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61in" draw:caption-point-x="-0.2319in" draw:caption-point-y="0.357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14in" draw:caption-point-x="-0.2402in" draw:caption-point-y="0.6067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34in" draw:caption-point-x="-0.2402in" draw:caption-point-y="0.6047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2in" draw:caption-point-x="-0.2335in" draw:caption-point-y="0.293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23in" draw:caption-point-x="-0.2516in" draw:caption-point-y="0.2835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3in" draw:caption-point-x="-0.2402in" draw:caption-point-y="0.6028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56" table:formula="of:=SUM([.D6:.AH6])" office:value-type="float" office:value="0">
            <text:p>0</text:p>
          </table:table-cell>
          <table:table-cell table:style-name="ce60" table:number-columns-repeated="11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56" table:formula="of:=SUM([.D7:.AH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3039in" draw:caption-point-x="-0.2409in" draw:caption-point-y="0.157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56" table:formula="of:=SUM([.D8:.AH8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615in" draw:caption-point-x="-0.2319in" draw:caption-point-y="0.0937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615in" draw:caption-point-x="-0.2319in" draw:caption-point-y="0.0937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6252in" draw:caption-point-x="-0.2409in" draw:caption-point-y="0.0835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1.1039in" draw:caption-point-x="-0.2402in" draw:caption-point-y="0.6047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1.1024in" draw:caption-point-x="-0.2402in" draw:caption-point-y="0.6063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1.1028in" draw:caption-point-x="-0.2402in" draw:caption-point-y="0.6059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1.1028in" draw:caption-point-x="-0.2402in" draw:caption-point-y="0.6059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1.1079in" draw:caption-point-x="-0.2402in" draw:caption-point-y="0.6008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56" table:formula="of:=SUM([.D9:.AH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3524in" draw:caption-point-x="-0.2402in" draw:caption-point-y="0.6043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56" table:formula="of:=SUM([.D11:.AH11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5787in" draw:caption-point-x="-0.237in" draw:caption-point-y="-0.1268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5787in" draw:caption-point-x="-0.2409in" draw:caption-point-y="-0.1268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56" table:formula="of:=SUM([.D12:.AH12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8894in" draw:caption-point-x="-0.239in" draw:caption-point-y="-0.1898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9in" draw:caption-point-x="-0.2319in" draw:caption-point-y="-0.200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8894in" draw:caption-point-x="-0.239in" draw:caption-point-y="-0.1898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8894in" draw:caption-point-x="-0.2425in" draw:caption-point-y="-0.1898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9in" draw:caption-point-x="-0.2461in" draw:caption-point-y="-0.2004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9in" draw:caption-point-x="-0.2516in" draw:caption-point-y="-0.2004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2.0961in" draw:caption-point-x="-0.2402in" draw:caption-point-y="0.6035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56" table:formula="of:=SUM([.D13:.AH13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5319in" draw:caption-point-x="-0.2335in" draw:caption-point-y="-0.337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56" table:formula="of:=SUM([.D15:.AH15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8531in" draw:caption-point-x="-0.239in" draw:caption-point-y="-0.4106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4858in" draw:caption-point-x="-0.237in" draw:caption-point-y="-0.5476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56" table:formula="of:=SUM([.D18:.AH1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56" table:formula="of:=SUM([.D21:.AH21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9807in" draw:caption-point-x="-0.237in" draw:caption-point-y="-1.05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9807in" draw:caption-point-x="-0.239in" draw:caption-point-y="-1.05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3228in" draw:caption-point-x="-0.2402in" draw:caption-point-y="0.6059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3228in" draw:caption-point-x="-0.2402in" draw:caption-point-y="0.6059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3236in" draw:caption-point-x="-0.2402in" draw:caption-point-y="0.605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3236in" draw:caption-point-x="-0.2402in" draw:caption-point-y="0.605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3252in" draw:caption-point-x="-0.2402in" draw:caption-point-y="0.6035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56" table:formula="of:=SUM([.D22:.AH22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302in" draw:caption-point-x="-0.2461in" draw:caption-point-y="-1.1256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5709in" draw:caption-point-x="-0.2402in" draw:caption-point-y="0.6055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guyenHT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17"/>
          <table:table-cell table:style-name="ce60">
            <office:annotation draw:style-name="gr6" draw:text-style-name="P3" svg:width="1.1354in" svg:height="0.2602in" svg:x="10.6472in" svg:y="6.6232in" draw:caption-point-x="-0.2516in" draw:caption-point-y="-1.1992in">
              <dc:date>1899-12-30T00:00:00</dc:date>
              <text:p text:style-name="P3"><text:span text:style-name="T3">Chuyển nhà</text:span></text:p>
            </office:annotation>
          </table:table-cell>
          <table:table-cell table:style-name="ce60" table:number-columns-repeated="13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56" table:formula="of:=SUM([.D24:.AH24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6.9339in" draw:caption-point-x="-0.239in" draw:caption-point-y="-1.2622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56" table:formula="of:=SUM([.D25:.AH25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7.2551in" draw:caption-point-x="-0.2335in" draw:caption-point-y="-1.335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chBK</text:p>
          </table:table-cell>
          <table:table-cell table:style-name="ce56" table:formula="of:=SUM([.D27:.AH27])" office:value-type="float" office:value="6.5">
            <text:p>6.5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7.8874in" draw:caption-point-x="-0.237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7.8874in" draw:caption-point-x="-0.239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9291in" svg:y="7.8874in" draw:caption-point-x="-0.2406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3772in" svg:y="7.8874in" draw:caption-point-x="-0.2319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8354in" svg:y="7.8874in" draw:caption-point-x="-0.2335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7.8874in" draw:caption-point-x="-0.239in" draw:caption-point-y="-1.472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5.202in" svg:y="5.8122in" draw:caption-point-x="-0.2402in" draw:caption-point-y="0.6028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56" table:formula="of:=SUM([.D28:.AH2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8.2929in" draw:caption-point-x="-0.2461in" draw:caption-point-y="-1.6303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56" table:formula="of:=SUM([.D29:.AH2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56" table:formula="of:=SUM([.D30:.AH30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8.8512in" draw:caption-point-x="-0.237in" draw:caption-point-y="-1.6933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56" table:formula="of:=SUM([.D31:.AH31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9.2461in" draw:caption-point-x="-0.2319in" draw:caption-point-y="-1.8406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9.2461in" draw:caption-point-x="-0.2425in" draw:caption-point-y="-1.8406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9.5567in" draw:caption-point-x="-0.2319in" draw:caption-point-y="-1.903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9.5669in" draw:caption-point-x="-0.2461in" draw:caption-point-y="-1.9138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9.878in" draw:caption-point-x="-0.239in" draw:caption-point-y="-1.9772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56" table:formula="of:=SUM([.D34:.AH3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56" table:formula="of:=SUM([.D35:.AH35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7.7913in" draw:caption-point-x="-0.2402in" draw:caption-point-y="0.6051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7.7913in" draw:caption-point-x="-0.2402in" draw:caption-point-y="0.6051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56" table:formula="of:=SUM([.D36:.AH3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0.7685in" draw:caption-point-x="-0.2445in" draw:caption-point-y="-2.1244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56" table:formula="of:=SUM([.D37:.AH3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1528in" draw:caption-point-x="-0.237in" draw:caption-point-y="-2.26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56" table:formula="of:=SUM([.D38:.AH3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4in" draw:caption-point-x="-0.237in" draw:caption-point-y="-2.2606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3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8in" draw:caption-point-x="-0.2402in" draw:caption-point-y="0.372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8in" draw:caption-point-x="-0.2402in" draw:caption-point-y="0.372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8in" draw:caption-point-x="-0.2402in" draw:caption-point-y="0.372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8in" draw:caption-point-x="-0.2402in" draw:caption-point-y="0.372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11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38in" draw:caption-point-x="-0.2402in" draw:caption-point-y="0.6043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65in" draw:caption-point-x="-0.2402in" draw:caption-point-y="0.6016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87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71" table:formula="of:=SUM([.D6:.AF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71" table:formula="of:=SUM([.D7:.AF7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853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8583in" draw:caption-point-x="-0.2402in" draw:caption-point-y="0.6028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71" table:formula="of:=SUM([.D8:.AF8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1.1016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1.1016in" draw:caption-point-x="-0.2402in" draw:caption-point-y="0.6071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1.1051in" draw:caption-point-x="-0.2402in" draw:caption-point-y="0.6035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.1051in" draw:caption-point-x="-0.2402in" draw:caption-point-y="0.6035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1.1075in" draw:caption-point-x="-0.2402in" draw:caption-point-y="0.6012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71" table:formula="of:=SUM([.D9:.AF9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3496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3496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3496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3496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3496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3496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3496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3528in" draw:caption-point-x="-0.2402in" draw:caption-point-y="0.6039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71" table:formula="of:=SUM([.D10:.AF10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71" table:formula="of:=SUM([.D11:.AF11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8457in" draw:caption-point-x="-0.2402in" draw:caption-point-y="0.6063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4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4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8449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8449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8488in" draw:caption-point-x="-0.2402in" draw:caption-point-y="0.6031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71" table:formula="of:=SUM([.D12:.AF1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092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092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092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092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092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71" table:formula="of:=SUM([.D13:.AF1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3402in" draw:caption-point-x="-0.2402in" draw:caption-point-y="0.6071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3413in" draw:caption-point-x="-0.2402in" draw:caption-point-y="0.6059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3413in" draw:caption-point-x="-0.2402in" draw:caption-point-y="0.6059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71" table:formula="of:=SUM([.D14:.AF14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5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5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5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5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5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8354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8354in" draw:caption-point-x="-0.2402in" draw:caption-point-y="0.607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8429in" draw:caption-point-x="-0.2402in" draw:caption-point-y="0.5996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71" table:formula="of:=SUM([.D16:.AF16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31in" draw:caption-point-x="-0.2402in" draw:caption-point-y="0.607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31in" draw:caption-point-x="-0.2402in" draw:caption-point-y="0.607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2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2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2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3311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3311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3311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3311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311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71" table:formula="of:=SUM([.D18:.AF18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5791in" draw:caption-point-x="-0.2402in" draw:caption-point-y="0.6067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803in" draw:caption-point-x="-0.2402in" draw:caption-point-y="0.6055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8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82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82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82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5846in" draw:caption-point-x="-0.2402in" draw:caption-point-y="0.6012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71" table:formula="of:=SUM([.D19:.AF19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8264in" draw:caption-point-x="-0.2402in" draw:caption-point-y="0.607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8264in" draw:caption-point-x="-0.2402in" draw:caption-point-y="0.607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8264in" draw:caption-point-x="-0.2402in" draw:caption-point-y="0.607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8264in" draw:caption-point-x="-0.2402in" draw:caption-point-y="0.607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8264in" draw:caption-point-x="-0.2402in" draw:caption-point-y="0.607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5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5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885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885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885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8331in" draw:caption-point-x="-0.2402in" draw:caption-point-y="0.6004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71" table:formula="of:=SUM([.D20:.AF20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074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71" table:formula="of:=SUM([.D21:.AF21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321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321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321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321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321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3811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71" table:formula="of:=SUM([.D22:.AF22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5693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6287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6287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5768in" draw:caption-point-x="-0.2402in" draw:caption-point-y="0.5996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71" table:formula="of:=SUM([.D23:.AF23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8169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8201in" draw:caption-point-x="-0.2402in" draw:caption-point-y="0.6039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8236in" draw:caption-point-x="-0.2402in" draw:caption-point-y="0.6004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822in" draw:caption-point-x="-0.2402in" draw:caption-point-y="0.602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71" table:formula="of:=SUM([.D24:.AF24])" office:value-type="float" office:value="6">
            <text:p>6</text:p>
          </table:table-cell>
          <table:table-cell table:style-name="ce75" table:number-columns-repeated="21"/>
          <table:table-cell table:style-name="ce75" office:value-type="float" office:value="1">
            <office:annotation draw:style-name="gr7" draw:text-style-name="P1" svg:width="1.1413in" svg:height="0.2634in" svg:x="12.4622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2.9189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5.0736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71" table:formula="of:=SUM([.D25:.AF25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3126in" draw:caption-point-x="-0.2402in" draw:caption-point-y="0.6067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3126in" draw:caption-point-x="-0.2402in" draw:caption-point-y="0.6067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3122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122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71" table:formula="of:=SUM([.D26:.AF26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5602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5602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5602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5602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5642in" draw:caption-point-x="-0.2402in" draw:caption-point-y="0.6031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71" table:formula="of:=SUM([.D27:.AF27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8079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5.8091in" draw:caption-point-x="-0.2402in" draw:caption-point-y="0.605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5.8091in" draw:caption-point-x="-0.2402in" draw:caption-point-y="0.605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chBK</text:p>
          </table:table-cell>
          <table:table-cell table:style-name="ce71" table:formula="of:=SUM([.D28:.AF28])" office:value-type="float" office:value="4">
            <text:p>4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55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11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115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1" svg:width="1.1413in" svg:height="0.2634in" svg:x="12.9189in" svg:y="6.061in" draw:caption-point-x="-0.2402in" draw:caption-point-y="0.6016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71" table:formula="of:=SUM([.D29:.AF29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3031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71" table:formula="of:=SUM([.D30:.AF30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5508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6.5594in" draw:caption-point-x="-0.2402in" draw:caption-point-y="0.5984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71" table:formula="of:=SUM([.D31:.AF31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84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579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8579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71" table:formula="of:=SUM([.D32:.AF32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0461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7.0469in" draw:caption-point-x="-0.2402in" draw:caption-point-y="0.6063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7.0492in" draw:caption-point-x="-0.2402in" draw:caption-point-y="0.6039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71" table:formula="of:=SUM([.D33:.AF33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7.2953in" draw:caption-point-x="-0.2402in" draw:caption-point-y="0.6055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71" table:formula="of:=SUM([.D34:.AF34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413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6008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71" table:formula="of:=SUM([.D35:.AF3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71" table:formula="of:=SUM([.D36:.AF36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8.037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8.037in" draw:caption-point-x="-0.2402in" draw:caption-point-y="0.6071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8.037in" draw:caption-point-x="-0.2402in" draw:caption-point-y="0.6071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03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037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8.037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037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8.0398in" draw:caption-point-x="-0.2402in" draw:caption-point-y="0.604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8.0398in" draw:caption-point-x="-0.2402in" draw:caption-point-y="0.604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71" table:formula="of:=SUM([.D37:.AF3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2846in" draw:caption-point-x="-0.2402in" draw:caption-point-y="0.607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71" table:formula="of:=SUM([.D38:.AF38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5323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5323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8.5917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8.5917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8.5917in" draw:caption-point-x="-0.2402in" draw:caption-point-y="0.547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71" table:formula="of:=SUM([.D39:.AF39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8.779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8.779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8.779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779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7799in" draw:caption-point-x="-0.2402in" draw:caption-point-y="0.607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2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35in" draw:caption-point-x="-0.2402in" draw:caption-point-y="0.6146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79in" draw:caption-point-x="-0.2402in" draw:caption-point-y="0.6102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94in" draw:caption-point-x="-0.2402in" draw:caption-point-y="0.6087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57in" draw:caption-point-x="-0.2402in" draw:caption-point-y="0.6024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508in" draw:caption-point-x="-0.2402in" draw:caption-point-y="0.61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98in" draw:caption-point-x="-0.2402in" draw:caption-point-y="0.6059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0.6031in" draw:caption-point-x="-0.2402in" draw:caption-point-y="0.6102in">
              <dc:date>2016-03-1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8469in" draw:caption-point-x="-0.2402in" draw:caption-point-y="0.6142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8528in" draw:caption-point-x="-0.2402in" draw:caption-point-y="0.6083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84" table:formula="of:=SUM([.D8:.AH8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.0937in" draw:caption-point-x="-0.2402in" draw:caption-point-y="0.61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1.0953in" draw:caption-point-x="-0.2402in" draw:caption-point-y="0.6134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1.0965in" draw:caption-point-x="-0.2402in" draw:caption-point-y="0.6122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1.0969in" draw:caption-point-x="-0.2402in" draw:caption-point-y="0.6118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1.1559in" draw:caption-point-x="-0.2402in" draw:caption-point-y="0.5528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1.1004in" draw:caption-point-x="-0.2402in" draw:caption-point-y="0.6083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1.1087in" draw:caption-point-x="-0.2402in" draw:caption-point-y="0.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84" table:formula="of:=SUM([.D9:.AH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3445in" draw:caption-point-x="-0.2402in" draw:caption-point-y="0.6122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84" table:formula="of:=SUM([.D10:.AH1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84" table:formula="of:=SUM([.D11:.AH11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8366in" draw:caption-point-x="-0.2402in" draw:caption-point-y="0.6154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8425in" draw:caption-point-x="-0.2402in" draw:caption-point-y="0.6094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84" table:formula="of:=SUM([.D12:.AH1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2.0941in" draw:caption-point-x="-0.2402in" draw:caption-point-y="0.6055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84" table:formula="of:=SUM([.D13:.AH13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3319in" draw:caption-point-x="-0.2402in" draw:caption-point-y="0.6154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335in" draw:caption-point-x="-0.2402in" draw:caption-point-y="0.6122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339in" draw:caption-point-x="-0.2402in" draw:caption-point-y="0.6083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84" table:formula="of:=SUM([.D14:.AH1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84" table:formula="of:=SUM([.D15:.AH15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8287in" draw:caption-point-x="-0.2402in" draw:caption-point-y="0.6138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8291in" draw:caption-point-x="-0.2402in" draw:caption-point-y="0.6134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8303in" draw:caption-point-x="-0.2402in" draw:caption-point-y="0.6122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8343in" draw:caption-point-x="-0.2402in" draw:caption-point-y="0.6083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8366in" draw:caption-point-x="-0.2402in" draw:caption-point-y="0.6059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8394in" draw:caption-point-x="-0.2402in" draw:caption-point-y="0.6031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84" table:formula="of:=SUM([.D16:.AH16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3.0886in" draw:caption-point-x="-0.2402in" draw:caption-point-y="0.6016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3.0807in" draw:caption-point-x="-0.2402in" draw:caption-point-y="0.6094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3295in" draw:caption-point-x="-0.2402in" draw:caption-point-y="0.6087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3323in" draw:caption-point-x="-0.2402in" draw:caption-point-y="0.6059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5776in" draw:caption-point-x="-0.2402in" draw:caption-point-y="0.6083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4.0689in" draw:caption-point-x="-0.2402in" draw:caption-point-y="0.6122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4.0689in" draw:caption-point-x="-0.2402in" draw:caption-point-y="0.6122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4.0709in" draw:caption-point-x="-0.2402in" draw:caption-point-y="0.6102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84" table:formula="of:=SUM([.D21:.AH2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3169in" draw:caption-point-x="-0.2402in" draw:caption-point-y="0.6118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81in" draw:caption-point-x="-0.2402in" draw:caption-point-y="0.6083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84" table:formula="of:=SUM([.D23:.AH23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8138in" draw:caption-point-x="-0.2402in" draw:caption-point-y="0.6102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8154in" draw:caption-point-x="-0.2402in" draw:caption-point-y="0.6087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8197in" draw:caption-point-x="-0.2402in" draw:caption-point-y="0.6043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84" table:formula="of:=SUM([.D24:.AH24])" office:value-type="float" office:value="5.5">
            <text:p>5.5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5.0677in" draw:caption-point-x="-0.2402in" draw:caption-point-y="0.6039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1024in" svg:y="5.0677in" draw:caption-point-x="-0.2402in" draw:caption-point-y="0.6039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5.0677in" draw:caption-point-x="-0.2402in" draw:caption-point-y="0.6039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5.0677in" draw:caption-point-x="-0.2402in" draw:caption-point-y="0.6039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0614in" draw:caption-point-x="-0.2402in" draw:caption-point-y="0.6102in">
              <dc:date>2016-03-15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5.0622in" draw:caption-point-x="-0.2402in" draw:caption-point-y="0.6094in">
              <dc:date>2016-03-17T00:00:00</dc:date>
              <text:p text:style-name="P1"><text:span text:style-name="T1">Đưa chồng đi khám bệnh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84" table:formula="of:=SUM([.D25:.AH25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5.3055in" draw:caption-point-x="-0.2402in" draw:caption-point-y="0.6138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5.3126in" draw:caption-point-x="-0.2402in" draw:caption-point-y="0.6067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5.3118in" draw:caption-point-x="-0.2402in" draw:caption-point-y="0.6075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5.313in" draw:caption-point-x="-0.2402in" draw:caption-point-y="0.6063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5.3165in" draw:caption-point-x="-0.2402in" draw:caption-point-y="0.6028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84" table:formula="of:=SUM([.D26:.AH2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5.563in" draw:caption-point-x="-0.2402in" draw:caption-point-y="0.6043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84" table:formula="of:=SUM([.D27:.AH2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8067in" draw:caption-point-x="-0.2402in" draw:caption-point-y="0.6083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84" table:formula="of:=SUM([.D28:.AH2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84" table:formula="of:=SUM([.D29:.AH29])" office:value-type="float" office:value="10">
            <text:p>1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3.5591in" svg:y="6.2953in" draw:caption-point-x="-0.2402in" draw:caption-point-y="0.615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4622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3756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8323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5.6587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1154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572in" svg:y="6.3024in" draw:caption-point-x="-0.2402in" draw:caption-point-y="0.6079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84" table:formula="of:=SUM([.D30:.AH3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6.5461in" draw:caption-point-x="-0.2402in" draw:caption-point-y="0.6118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84" table:formula="of:=SUM([.D31:.AH31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6.7921in" draw:caption-point-x="-0.2402in" draw:caption-point-y="0.6134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6.7961in" draw:caption-point-x="-0.2402in" draw:caption-point-y="0.6094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6.7972in" draw:caption-point-x="-0.2402in" draw:caption-point-y="0.6083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84" table:formula="of:=SUM([.D32:.AH32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7.0413in" draw:caption-point-x="-0.2402in" draw:caption-point-y="0.6118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7.0516in" draw:caption-point-x="-0.2402in" draw:caption-point-y="0.6016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2921in" draw:caption-point-x="-0.2402in" draw:caption-point-y="0.6087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7.2945in" draw:caption-point-x="-0.2402in" draw:caption-point-y="0.6063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84" table:formula="of:=SUM([.D34:.AH34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7.5335in" draw:caption-point-x="-0.2402in" draw:caption-point-y="0.61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7.5362in" draw:caption-point-x="-0.2402in" draw:caption-point-y="0.6122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7.5374in" draw:caption-point-x="-0.2402in" draw:caption-point-y="0.611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5398in" draw:caption-point-x="-0.2402in" draw:caption-point-y="0.6087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7.5425in" draw:caption-point-x="-0.2402in" draw:caption-point-y="0.6059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7.7831in" draw:caption-point-x="-0.2402in" draw:caption-point-y="0.6134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7.7862in" draw:caption-point-x="-0.2402in" draw:caption-point-y="0.6102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7941in" draw:caption-point-x="-0.2402in" draw:caption-point-y="0.6024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84" table:formula="of:=SUM([.D36:.AH36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8.028in" draw:caption-point-x="-0.2402in" draw:caption-point-y="0.6161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0417in" draw:caption-point-x="-0.2402in" draw:caption-point-y="0.6024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84" table:formula="of:=SUM([.D37:.AH3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8.2823in" draw:caption-point-x="-0.2402in" draw:caption-point-y="0.6094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84" table:formula="of:=SUM([.D38:.AH3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8.537in" draw:caption-point-x="-0.2402in" draw:caption-point-y="0.6024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84" table:formula="of:=SUM([.D39:.AH3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8.7819in" draw:caption-point-x="-0.2402in" draw:caption-point-y="0.6051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84" table:formula="of:=SUM([.D40:.AH40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9.0303in" draw:caption-point-x="-0.2402in" draw:caption-point-y="0.6043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59in" draw:caption-point-x="-0.2402in" draw:caption-point-y="0.6122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61in" draw:caption-point-x="-0.2402in" draw:caption-point-y="0.602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73in" draw:caption-point-x="-0.2402in" draw:caption-point-y="0.6008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71in" draw:caption-point-x="-0.2402in" draw:caption-point-y="0.6087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91in" draw:caption-point-x="-0.2402in" draw:caption-point-y="0.6067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71in" draw:caption-point-x="-0.2402in" draw:caption-point-y="0.6087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213in" draw:caption-point-x="-0.2402in" draw:caption-point-y="0.544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97" table:formula="of:=SUM([.D6:.AG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97" table:formula="of:=SUM([.D7:.AG7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8484in" draw:caption-point-x="-0.2402in" draw:caption-point-y="0.6126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88in" draw:caption-point-x="-0.2402in" draw:caption-point-y="0.6122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8587in" draw:caption-point-x="-0.2402in" draw:caption-point-y="0.6024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8594in" draw:caption-point-x="-0.2402in" draw:caption-point-y="0.6016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97" table:formula="of:=SUM([.D8:.AG8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0965in" draw:caption-point-x="-0.2402in" draw:caption-point-y="0.6122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1.0976in" draw:caption-point-x="-0.2402in" draw:caption-point-y="0.611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1.0976in" draw:caption-point-x="-0.2402in" draw:caption-point-y="0.611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1.1059in" draw:caption-point-x="-0.2402in" draw:caption-point-y="0.6028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1.0976in" draw:caption-point-x="-0.2402in" draw:caption-point-y="0.611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1.1091in" draw:caption-point-x="-0.2402in" draw:caption-point-y="0.5996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97" table:formula="of:=SUM([.D9:.AG9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3445in" draw:caption-point-x="-0.2402in" draw:caption-point-y="0.6122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3488in" draw:caption-point-x="-0.2402in" draw:caption-point-y="0.6079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3445in" draw:caption-point-x="-0.2402in" draw:caption-point-y="0.6122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3535in" draw:caption-point-x="-0.2402in" draw:caption-point-y="0.603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97" table:formula="of:=SUM([.D10:.AG1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5933in" draw:caption-point-x="-0.2402in" draw:caption-point-y="0.611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6024in" draw:caption-point-x="-0.2402in" draw:caption-point-y="0.602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97" table:formula="of:=SUM([.D12:.AG1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2.0874in" draw:caption-point-x="-0.2402in" draw:caption-point-y="0.6122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0917in" draw:caption-point-x="-0.2402in" draw:caption-point-y="0.6079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2.0917in" draw:caption-point-x="-0.2402in" draw:caption-point-y="0.6079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2.0976in" draw:caption-point-x="-0.2402in" draw:caption-point-y="0.602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97" table:formula="of:=SUM([.D13:.AG1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3425in" draw:caption-point-x="-0.2402in" draw:caption-point-y="0.6047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97" table:formula="of:=SUM([.D14:.AG14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97" table:formula="of:=SUM([.D16:.AG1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3.085in" draw:caption-point-x="-0.2402in" draw:caption-point-y="0.6051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894in" draw:caption-point-x="-0.2402in" draw:caption-point-y="0.6008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3295in" draw:caption-point-x="-0.2402in" draw:caption-point-y="0.6087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3346in" draw:caption-point-x="-0.2402in" draw:caption-point-y="0.6035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3354in" draw:caption-point-x="-0.2402in" draw:caption-point-y="0.6028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3366in" draw:caption-point-x="-0.2402in" draw:caption-point-y="0.6016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3374in" draw:caption-point-x="-0.2402in" draw:caption-point-y="0.6008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97" table:formula="of:=SUM([.D18:.AG18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5831in" draw:caption-point-x="-0.2402in" draw:caption-point-y="0.602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587in" draw:caption-point-x="-0.2402in" draw:caption-point-y="0.5988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97" table:formula="of:=SUM([.D19:.AG1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97" table:formula="of:=SUM([.D20:.AG20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4.0724in" draw:caption-point-x="-0.2402in" draw:caption-point-y="0.6087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4.0732in" draw:caption-point-x="-0.2402in" draw:caption-point-y="0.6079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4.0819in" draw:caption-point-x="-0.2402in" draw:caption-point-y="0.5992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3256in" draw:caption-point-x="-0.2402in" draw:caption-point-y="0.603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5638in" draw:caption-point-x="-0.2402in" draw:caption-point-y="0.6126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642in" draw:caption-point-x="-0.2402in" draw:caption-point-y="0.6122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5685in" draw:caption-point-x="-0.2402in" draw:caption-point-y="0.6079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5705in" draw:caption-point-x="-0.2402in" draw:caption-point-y="0.6059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576in" draw:caption-point-x="-0.2402in" draw:caption-point-y="0.6004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5768in" draw:caption-point-x="-0.2402in" draw:caption-point-y="0.5996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97" table:formula="of:=SUM([.D23:.AG2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8146in" draw:caption-point-x="-0.2402in" draw:caption-point-y="0.6094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97" table:formula="of:=SUM([.D24:.AG24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0618in" draw:caption-point-x="-0.2402in" draw:caption-point-y="0.6098in">
              <dc:date>2016-04-07T00:00:00</dc:date>
              <text:p text:style-name="P1"><text:span text:style-name="T1">Nghỉ buổi chiều đưa con đi chích ngừa</text:span></text:p>
            </office:annotation>
            <text:p>0.5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0669in" draw:caption-point-x="-0.2402in" draw:caption-point-y="0.6047in">
              <dc:date>2016-04-14T00:00:00</dc:date>
              <text:p text:style-name="P1"><text:span text:style-name="T1">Con bị đau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5.0677in" draw:caption-point-x="-0.2402in" draw:caption-point-y="0.6039in">
              <dc:date>2016-04-19T00:00:00</dc:date>
              <text:p text:style-name="P1"><text:span text:style-name="T1">BỊ đau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97" table:formula="of:=SUM([.D25:.AG25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5.3122in" draw:caption-point-x="-0.2402in" draw:caption-point-y="0.6071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5.3161in" draw:caption-point-x="-0.2402in" draw:caption-point-y="0.603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5.5646in" draw:caption-point-x="-0.2402in" draw:caption-point-y="0.602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97" table:formula="of:=SUM([.D27:.AG27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8024in" draw:caption-point-x="-0.2402in" draw:caption-point-y="0.6126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8031in" draw:caption-point-x="-0.2402in" draw:caption-point-y="0.6118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8031in" draw:caption-point-x="-0.2402in" draw:caption-point-y="0.6118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5.8031in" draw:caption-point-x="-0.2402in" draw:caption-point-y="0.6118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97" table:formula="of:=SUM([.D28:.AG28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6.0516in" draw:caption-point-x="-0.2402in" draw:caption-point-y="0.611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6.0512in" draw:caption-point-x="-0.2402in" draw:caption-point-y="0.611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6.0512in" draw:caption-point-x="-0.2402in" draw:caption-point-y="0.611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1" svg:width="1.1413in" svg:height="0.3902in" svg:x="2.6457in" svg:y="6.2917in" draw:caption-point-x="-0.2402in" draw:caption-point-y="0.6185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97" table:formula="of:=SUM([.D30:.AG3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55in" draw:caption-point-x="-0.2402in" draw:caption-point-y="0.6079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55in" draw:caption-point-x="-0.2402in" draw:caption-point-y="0.6079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6.7941in" draw:caption-point-x="-0.2402in" draw:caption-point-y="0.6114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97" table:formula="of:=SUM([.D32:.AG32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7.0406in" draw:caption-point-x="-0.2402in" draw:caption-point-y="0.6126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7.0445in" draw:caption-point-x="-0.2402in" draw:caption-point-y="0.6087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7.0516in" draw:caption-point-x="-0.2402in" draw:caption-point-y="0.6016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97" table:formula="of:=SUM([.D33:.AG33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7.2886in" draw:caption-point-x="-0.2402in" draw:caption-point-y="0.6122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7.2929in" draw:caption-point-x="-0.2402in" draw:caption-point-y="0.6079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2941in" draw:caption-point-x="-0.2402in" draw:caption-point-y="0.6067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7.2929in" draw:caption-point-x="-0.2402in" draw:caption-point-y="0.6079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7.2929in" draw:caption-point-x="-0.2402in" draw:caption-point-y="0.6079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7.298in" draw:caption-point-x="-0.2402in" draw:caption-point-y="0.6028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3in" draw:caption-point-x="-0.2402in" draw:caption-point-y="0.6008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7.5358in" draw:caption-point-x="-0.2402in" draw:caption-point-y="0.6126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7.5441in" draw:caption-point-x="-0.2402in" draw:caption-point-y="0.6043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7.5445in" draw:caption-point-x="-0.2402in" draw:caption-point-y="0.6039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6039in" draw:caption-point-x="-0.2402in" draw:caption-point-y="0.544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97" table:formula="of:=SUM([.D35:.AG35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7.7843in" draw:caption-point-x="-0.2402in" draw:caption-point-y="0.6122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7.789in" draw:caption-point-x="-0.2402in" draw:caption-point-y="0.6075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7.7937in" draw:caption-point-x="-0.2402in" draw:caption-point-y="0.6028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7945in" draw:caption-point-x="-0.2402in" draw:caption-point-y="0.602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7957in" draw:caption-point-x="-0.2402in" draw:caption-point-y="0.6008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97" table:formula="of:=SUM([.D36:.AG3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8.0323in" draw:caption-point-x="-0.2402in" draw:caption-point-y="0.6118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8.0362in" draw:caption-point-x="-0.2402in" draw:caption-point-y="0.6079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97" table:formula="of:=SUM([.D37:.AG3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8.2811in" draw:caption-point-x="-0.2402in" draw:caption-point-y="0.610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8.2811in" draw:caption-point-x="-0.2402in" draw:caption-point-y="0.610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8.285in" draw:caption-point-x="-0.2402in" draw:caption-point-y="0.6067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8.2909in" draw:caption-point-x="-0.2402in" draw:caption-point-y="0.6008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97" table:formula="of:=SUM([.D38:.AG3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8.5366in" draw:caption-point-x="-0.2402in" draw:caption-point-y="0.602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97" table:formula="of:=SUM([.D39:.AG3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97" table:formula="of:=SUM([.D40:.AG4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9.0339in" draw:caption-point-x="-0.2402in" draw:caption-point-y="0.6008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67in" draw:caption-point-x="-0.2402in" draw:caption-point-y="0.611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75in" draw:caption-point-x="-0.2402in" draw:caption-point-y="0.610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122in" draw:caption-point-x="-0.2402in" draw:caption-point-y="0.6059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31in" draw:caption-point-x="-0.2402in" draw:caption-point-y="0.6126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43in" draw:caption-point-x="-0.2402in" draw:caption-point-y="0.611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39in" draw:caption-point-x="-0.2402in" draw:caption-point-y="0.6118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67in" draw:caption-point-x="-0.2402in" draw:caption-point-y="0.609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69in" draw:caption-point-x="-0.2402in" draw:caption-point-y="0.598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110" table:formula="of:=SUM([.D6:.AH6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6028in" draw:caption-point-x="-0.2402in" draw:caption-point-y="0.6106in">
              <dc:date>2016-05-10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7.7988in" svg:y="0.6016in" draw:caption-point-x="-0.2402in" draw:caption-point-y="0.6118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0.6016in" draw:caption-point-x="-0.2402in" draw:caption-point-y="0.6118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0.613in" draw:caption-point-x="-0.2402in" draw:caption-point-y="0.6004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6.572in" svg:y="0.615in" draw:caption-point-x="-0.2402in" draw:caption-point-y="0.5984in">
              <dc:date>2016-05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10" table:formula="of:=SUM([.D7:.AH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8626in" draw:caption-point-x="-0.2402in" draw:caption-point-y="0.598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10" table:formula="of:=SUM([.D8:.AH8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1.0969in" draw:caption-point-x="-0.2402in" draw:caption-point-y="0.6118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098in" draw:caption-point-x="-0.2402in" draw:caption-point-y="0.610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1.0996in" draw:caption-point-x="-0.2402in" draw:caption-point-y="0.609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10" table:formula="of:=SUM([.D9:.AH9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3465in" draw:caption-point-x="-0.2402in" draw:caption-point-y="0.610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3465in" draw:caption-point-x="-0.2402in" draw:caption-point-y="0.610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3465in" draw:caption-point-x="-0.2402in" draw:caption-point-y="0.610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10" table:formula="of:=SUM([.D10:.AH1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5945in" draw:caption-point-x="-0.2402in" draw:caption-point-y="0.609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6035in" draw:caption-point-x="-0.2402in" draw:caption-point-y="0.6008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10" table:formula="of:=SUM([.D11:.AH11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8429in" draw:caption-point-x="-0.2402in" draw:caption-point-y="0.6091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8516in" draw:caption-point-x="-0.2402in" draw:caption-point-y="0.6004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10" table:formula="of:=SUM([.D12:.AH12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0882in" draw:caption-point-x="-0.2402in" draw:caption-point-y="0.611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9in" draw:caption-point-x="-0.2402in" draw:caption-point-y="0.610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2.0937in" draw:caption-point-x="-0.2402in" draw:caption-point-y="0.605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2.0937in" draw:caption-point-x="-0.2402in" draw:caption-point-y="0.605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2.0937in" draw:caption-point-x="-0.2402in" draw:caption-point-y="0.605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2.0937in" draw:caption-point-x="-0.2402in" draw:caption-point-y="0.605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2.0937in" draw:caption-point-x="-0.2402in" draw:caption-point-y="0.605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2.098in" draw:caption-point-x="-0.2402in" draw:caption-point-y="0.6016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10" table:formula="of:=SUM([.D13:.AH13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3343in" draw:caption-point-x="-0.2402in" draw:caption-point-y="0.613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3358in" draw:caption-point-x="-0.2402in" draw:caption-point-y="0.611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3366in" draw:caption-point-x="-0.2402in" draw:caption-point-y="0.610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3374in" draw:caption-point-x="-0.2402in" draw:caption-point-y="0.609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3394in" draw:caption-point-x="-0.2402in" draw:caption-point-y="0.6079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3449in" draw:caption-point-x="-0.2402in" draw:caption-point-y="0.6024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3472in" draw:caption-point-x="-0.2402in" draw:caption-point-y="0.6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10" table:formula="of:=SUM([.D14:.AH1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10" table:formula="of:=SUM([.D15:.AH15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8295in" draw:caption-point-x="-0.2402in" draw:caption-point-y="0.613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8303in" draw:caption-point-x="-0.2402in" draw:caption-point-y="0.6122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8354in" draw:caption-point-x="-0.2402in" draw:caption-point-y="0.607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8358in" draw:caption-point-x="-0.2402in" draw:caption-point-y="0.6067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3.0772in" draw:caption-point-x="-0.2402in" draw:caption-point-y="0.61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3.0791in" draw:caption-point-x="-0.2402in" draw:caption-point-y="0.611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10" table:formula="of:=SUM([.D17:.AH1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3268in" draw:caption-point-x="-0.2402in" draw:caption-point-y="0.611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3276in" draw:caption-point-x="-0.2402in" draw:caption-point-y="0.610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3378in" draw:caption-point-x="-0.2402in" draw:caption-point-y="0.600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3382in" draw:caption-point-x="-0.2402in" draw:caption-point-y="0.6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3402in" draw:caption-point-x="-0.2402in" draw:caption-point-y="0.59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10" table:formula="of:=SUM([.D18:.AH18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5783in" draw:caption-point-x="-0.2402in" draw:caption-point-y="0.6075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10" table:formula="of:=SUM([.D19:.AH1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8268in" draw:caption-point-x="-0.2402in" draw:caption-point-y="0.6067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110" table:formula="of:=SUM([.D20:.AH2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4.0756in" draw:caption-point-x="-0.2402in" draw:caption-point-y="0.6055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0811in" draw:caption-point-x="-0.2402in" draw:caption-point-y="0.6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10" table:formula="of:=SUM([.D21:.AH2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4.3232in" draw:caption-point-x="-0.2402in" draw:caption-point-y="0.6055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3287in" draw:caption-point-x="-0.2402in" draw:caption-point-y="0.6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10" table:formula="of:=SUM([.D22:.AH22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5697in" draw:caption-point-x="-0.2402in" draw:caption-point-y="0.606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5772in" draw:caption-point-x="-0.2402in" draw:caption-point-y="0.599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5772in" draw:caption-point-x="-0.2402in" draw:caption-point-y="0.599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10" table:formula="of:=SUM([.D23:.AH23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8134in" draw:caption-point-x="-0.2402in" draw:caption-point-y="0.610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8256in" draw:caption-point-x="-0.2402in" draw:caption-point-y="0.598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110" table:formula="of:=SUM([.D24:.AH24])" office:value-type="float" office:value="1.5">
            <text:p>1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5.065in" draw:caption-point-x="-0.2402in" draw:caption-point-y="0.6067in">
              <dc:date>2016-05-16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3" draw:text-style-name="P1" svg:width="1.1413in" svg:height="0.7012in" svg:x="16.572in" svg:y="5.0732in" draw:caption-point-x="-0.2402in" draw:caption-point-y="0.5984in">
              <dc:date>2016-05-31T00:00:00</dc:date>
              <text:p text:style-name="P1"><text:span text:style-name="T1">Bận việc riêng, vô trễ &gt; 2h nên tính nghỉ buổi sáng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10" table:formula="of:=SUM([.D25:.AH25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3102in" draw:caption-point-x="-0.2402in" draw:caption-point-y="0.6091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3075in" draw:caption-point-x="-0.2402in" draw:caption-point-y="0.611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5.3185in" draw:caption-point-x="-0.2402in" draw:caption-point-y="0.6008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10" table:formula="of:=SUM([.D26:.AH26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5.5547in" draw:caption-point-x="-0.2402in" draw:caption-point-y="0.612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5.5646in" draw:caption-point-x="-0.2402in" draw:caption-point-y="0.6028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5669in" draw:caption-point-x="-0.2402in" draw:caption-point-y="0.600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5.5689in" draw:caption-point-x="-0.2402in" draw:caption-point-y="0.598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110" table:formula="of:=SUM([.D29:.AH2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6-05-10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4" office:value-type="float" office:value="0.5">
            <office:annotation draw:style-name="gr9" draw:text-style-name="P1" svg:width="1.1413in" svg:height="0.8567in" svg:x="7.3094in" svg:y="6.3004in" draw:caption-point-x="-0.2402in" draw:caption-point-y="0.6098in">
              <dc:date>2016-05-12T00:00:00</dc:date>
              <text:p text:style-name="P1"><text:span text:style-name="T1">Chở con đi chích ngừa, nhưng có làm việc ở nhà buổi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12.9189in" svg:y="6.3087in" draw:caption-point-x="-0.2402in" draw:caption-point-y="0.6016in">
              <dc:date>2016-05-23T00:00:00</dc:date>
              <text:p text:style-name="P1"><text:span text:style-name="T1">Ra ngân hàng có việc bận (~9h30 vào cty)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10" table:formula="of:=SUM([.D30:.AH3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6.5476in" draw:caption-point-x="-0.2402in" draw:caption-point-y="0.610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5575in" draw:caption-point-x="-0.2402in" draw:caption-point-y="0.6004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6.5476in" draw:caption-point-x="-0.2402in" draw:caption-point-y="0.610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5594in" draw:caption-point-x="-0.2402in" draw:caption-point-y="0.598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10" table:formula="of:=SUM([.D31:.AH3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10" table:formula="of:=SUM([.D32:.AH3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2878in" draw:caption-point-x="-0.2402in" draw:caption-point-y="0.61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2878in" draw:caption-point-x="-0.2402in" draw:caption-point-y="0.61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2878in" draw:caption-point-x="-0.2402in" draw:caption-point-y="0.61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10" table:formula="of:=SUM([.D34:.AH3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5354in" draw:caption-point-x="-0.2402in" draw:caption-point-y="0.61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537in" draw:caption-point-x="-0.2402in" draw:caption-point-y="0.611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7.5366in" draw:caption-point-x="-0.2402in" draw:caption-point-y="0.611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5437in" draw:caption-point-x="-0.2402in" draw:caption-point-y="0.604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110" table:formula="of:=SUM([.D35:.AH35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7858in" draw:caption-point-x="-0.2402in" draw:caption-point-y="0.610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7866in" draw:caption-point-x="-0.2402in" draw:caption-point-y="0.609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7898in" draw:caption-point-x="-0.2402in" draw:caption-point-y="0.6067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7.7917in" draw:caption-point-x="-0.2402in" draw:caption-point-y="0.604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7961in" draw:caption-point-x="-0.2402in" draw:caption-point-y="0.6004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7.7984in" draw:caption-point-x="-0.2402in" draw:caption-point-y="0.59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110" table:formula="of:=SUM([.D36:.AH36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8.0327in" draw:caption-point-x="-0.2402in" draw:caption-point-y="0.611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8.0343in" draw:caption-point-x="-0.2402in" draw:caption-point-y="0.609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0343in" draw:caption-point-x="-0.2402in" draw:caption-point-y="0.609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8.0343in" draw:caption-point-x="-0.2402in" draw:caption-point-y="0.609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8.0343in" draw:caption-point-x="-0.2402in" draw:caption-point-y="0.609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8.0382in" draw:caption-point-x="-0.2402in" draw:caption-point-y="0.6059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8.0386in" draw:caption-point-x="-0.2402in" draw:caption-point-y="0.605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8.0386in" draw:caption-point-x="-0.2402in" draw:caption-point-y="0.605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8.0425in" draw:caption-point-x="-0.2402in" draw:caption-point-y="0.6016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8.0437in" draw:caption-point-x="-0.2402in" draw:caption-point-y="0.600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8.0437in" draw:caption-point-x="-0.2402in" draw:caption-point-y="0.600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110" table:formula="of:=SUM([.D37:.AH3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2819in" draw:caption-point-x="-0.2402in" draw:caption-point-y="0.609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8.2854in" draw:caption-point-x="-0.2402in" draw:caption-point-y="0.6063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8.2882in" draw:caption-point-x="-0.2402in" draw:caption-point-y="0.603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8.2933in" draw:caption-point-x="-0.2402in" draw:caption-point-y="0.598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110" table:formula="of:=SUM([.D38:.AH3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8.5327in" draw:caption-point-x="-0.2402in" draw:caption-point-y="0.606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8.5346in" draw:caption-point-x="-0.2402in" draw:caption-point-y="0.604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8.539in" draw:caption-point-x="-0.2402in" draw:caption-point-y="0.600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8.5409in" draw:caption-point-x="-0.2402in" draw:caption-point-y="0.598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110" table:formula="of:=SUM([.D39:.AH3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110" table:formula="of:=SUM([.D40:.AH4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9.0315in" draw:caption-point-x="-0.2402in" draw:caption-point-y="0.603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142in" draw:caption-point-x="-0.2402in" draw:caption-point-y="0.6039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165in" draw:caption-point-x="-0.2402in" draw:caption-point-y="0.6016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85in" draw:caption-point-x="-0.2402in" draw:caption-point-y="0.599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209in" draw:caption-point-x="-0.2402in" draw:caption-point-y="0.5972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638in" draw:caption-point-x="-0.2402in" draw:caption-point-y="0.602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646in" draw:caption-point-x="-0.2402in" draw:caption-point-y="0.6012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661in" draw:caption-point-x="-0.2402in" draw:caption-point-y="0.5996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123" table:formula="of:=SUM([.D6:.AG6])" office:value-type="float" office:value="2.5">
            <text:p>2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0.613in" draw:caption-point-x="-0.2402in" draw:caption-point-y="0.6004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1.5492in" svg:y="0.6169in" draw:caption-point-x="-0.2402in" draw:caption-point-y="0.5965in">
              <dc:date>2016-06-17T00:00:00</dc:date>
              <text:p text:style-name="P1"><text:span text:style-name="T1">Về quê xủ lý việc cá nhân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2.0059in" svg:y="0.6169in" draw:caption-point-x="-0.2402in" draw:caption-point-y="0.5965in">
              <dc:date>2016-06-17T00:00:00</dc:date>
              <text:p text:style-name="P1"><text:span text:style-name="T1">Về quê xủ lý việc cá nhân</text:span></text:p>
            </office:annotation>
            <text:p>1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571in" draw:caption-point-x="-0.2402in" draw:caption-point-y="0.6039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65in" draw:caption-point-x="-0.2402in" draw:caption-point-y="0.596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1039in" draw:caption-point-x="-0.2402in" draw:caption-point-y="0.6047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1067in" draw:caption-point-x="-0.2402in" draw:caption-point-y="0.602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1071in" draw:caption-point-x="-0.2402in" draw:caption-point-y="0.6016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1091in" draw:caption-point-x="-0.2402in" draw:caption-point-y="0.5996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528in" draw:caption-point-x="-0.2402in" draw:caption-point-y="0.6039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3598in" draw:caption-point-x="-0.2402in" draw:caption-point-y="0.5969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6004in" draw:caption-point-x="-0.2402in" draw:caption-point-y="0.6039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6047in" draw:caption-point-x="-0.2402in" draw:caption-point-y="0.599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1043in" draw:caption-point-x="-0.2402in" draw:caption-point-y="0.595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5.5">
            <text:p>5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429in" draw:caption-point-x="-0.2402in" draw:caption-point-y="0.6043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453in" draw:caption-point-x="-0.2402in" draw:caption-point-y="0.602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457in" draw:caption-point-x="-0.2402in" draw:caption-point-y="0.6016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461in" draw:caption-point-x="-0.2402in" draw:caption-point-y="0.6012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3476in" draw:caption-point-x="-0.2402in" draw:caption-point-y="0.5996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3492in" draw:caption-point-x="-0.2402in" draw:caption-point-y="0.598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3.3756in" svg:y="2.3512in" draw:caption-point-x="-0.2402in" draw:caption-point-y="0.5961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4.7457in" svg:y="2.3512in" draw:caption-point-x="-0.2402in" draw:caption-point-y="0.5961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5.202in" svg:y="2.3512in" draw:caption-point-x="-0.2402in" draw:caption-point-y="0.5961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5.6587in" svg:y="2.3512in" draw:caption-point-x="-0.2402in" draw:caption-point-y="0.5961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1154in" svg:y="2.3512in" draw:caption-point-x="-0.2402in" draw:caption-point-y="0.5961in">
              <dc:date>2016-06-17T00:00:00</dc:date>
              <text:p text:style-name="P1"><text:span text:style-name="T1">Coi thi trên trường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398in" draw:caption-point-x="-0.2402in" draw:caption-point-y="0.602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409in" draw:caption-point-x="-0.2402in" draw:caption-point-y="0.6016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8429in" draw:caption-point-x="-0.2402in" draw:caption-point-y="0.599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8429in" draw:caption-point-x="-0.2402in" draw:caption-point-y="0.5996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3.0886in" draw:caption-point-x="-0.2402in" draw:caption-point-y="0.6016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3339in" draw:caption-point-x="-0.2402in" draw:caption-point-y="0.6043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3366in" draw:caption-point-x="-0.2402in" draw:caption-point-y="0.6016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3425in" draw:caption-point-x="-0.2402in" draw:caption-point-y="0.595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8366in" draw:caption-point-x="-0.2402in" draw:caption-point-y="0.5969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23" table:formula="of:=SUM([.D20:.AG2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ongPT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3327in" draw:caption-point-x="-0.2402in" draw:caption-point-y="0.596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4.5744in" draw:caption-point-x="-0.2402in" draw:caption-point-y="0.602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4.5768in" draw:caption-point-x="-0.2402in" draw:caption-point-y="0.5996in">
              <dc:date>2016-06-14T00:00:00</dc:date>
              <text:p text:style-name="P1"><text:span text:style-name="T1">Đi trễ,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123" table:formula="of:=SUM([.D23:.AG2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5.0724in" draw:caption-point-x="-0.2402in" draw:caption-point-y="0.5992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123" table:formula="of:=SUM([.D25:.AG25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315in" draw:caption-point-x="-0.2402in" draw:caption-point-y="0.6043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3165in" draw:caption-point-x="-0.2402in" draw:caption-point-y="0.602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5.3217in" draw:caption-point-x="-0.2402in" draw:caption-point-y="0.5976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123" table:formula="of:=SUM([.D26:.AG2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123" table:formula="of:=SUM([.D27:.AG2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23" table:formula="of:=SUM([.D28:.AG28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6.063in" draw:caption-point-x="-0.2402in" draw:caption-point-y="0.5996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6.0661in" draw:caption-point-x="-0.2402in" draw:caption-point-y="0.5965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6.0677in" draw:caption-point-x="-0.2402in" draw:caption-point-y="0.5949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QuanLD</text:p>
          </table:table-cell>
          <table:table-cell table:style-name="ce123" table:formula="of:=SUM([.D29:.AG29])" office:value-type="float" office:value="0">
            <text:p>0</text:p>
          </table:table-cell>
          <table:table-cell table:style-name="ce127" table:number-columns-repeated="5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3854in" svg:y="6.3083in" draw:caption-point-x="-0.2402in" draw:caption-point-y="0.602in">
              <dc:date>2016-06-08T00:00:00</dc:date>
              <text:p text:style-name="P1"><text:span text:style-name="T1">Đi trễ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6.3134in" draw:caption-point-x="-0.2402in" draw:caption-point-y="0.5969in">
              <dc:date>2016-06-17T00:00:00</dc:date>
              <text:p text:style-name="P1"><text:span text:style-name="T1">Xin phép về sớm từ 4h vì có việc rieng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123" table:formula="of:=SUM([.D30:.AG30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5591in" draw:caption-point-x="-0.2402in" draw:caption-point-y="0.5988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ienND</text:p>
          </table:table-cell>
          <table:table-cell table:style-name="ce123" table:formula="of:=SUM([.D31:.AG31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6.8051in" draw:caption-point-x="-0.2402in" draw:caption-point-y="0.6004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chBK</text:p>
          </table:table-cell>
          <table:table-cell table:style-name="ce123" table:formula="of:=SUM([.D32:.AG32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8205in" svg:y="7.0528in" draw:caption-point-x="-0.2402in" draw:caption-point-y="0.6004in">
              <dc:date>2016-06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0563in" draw:caption-point-x="-0.2402in" draw:caption-point-y="0.596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123" table:formula="of:=SUM([.D33:.AG3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98in" draw:caption-point-x="-0.2402in" draw:caption-point-y="0.602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3012in" draw:caption-point-x="-0.2402in" draw:caption-point-y="0.599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5472in" draw:caption-point-x="-0.2402in" draw:caption-point-y="0.601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7.5488in" draw:caption-point-x="-0.2402in" draw:caption-point-y="0.5996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7.798in" draw:caption-point-x="-0.2402in" draw:caption-point-y="0.5984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123" table:formula="of:=SUM([.D36:.AG3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0413in" draw:caption-point-x="-0.2402in" draw:caption-point-y="0.602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0421in" draw:caption-point-x="-0.2402in" draw:caption-point-y="0.6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0445in" draw:caption-point-x="-0.2402in" draw:caption-point-y="0.599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0472in" draw:caption-point-x="-0.2402in" draw:caption-point-y="0.596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8.0484in" draw:caption-point-x="-0.2402in" draw:caption-point-y="0.595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123" table:formula="of:=SUM([.D37:.AG37])" office:value-type="float" office:value="1">
            <text:p>1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8.2874in" draw:caption-point-x="-0.2402in" draw:caption-point-y="0.6043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8.2874in" draw:caption-point-x="-0.2402in" draw:caption-point-y="0.6043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289in" draw:caption-point-x="-0.2402in" draw:caption-point-y="0.602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2898in" draw:caption-point-x="-0.2402in" draw:caption-point-y="0.6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2902in" draw:caption-point-x="-0.2402in" draw:caption-point-y="0.6016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2906in" draw:caption-point-x="-0.2402in" draw:caption-point-y="0.6012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8.2921in" draw:caption-point-x="-0.2402in" draw:caption-point-y="0.5996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2925in" draw:caption-point-x="-0.2402in" draw:caption-point-y="0.5992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8.2965in" draw:caption-point-x="-0.2402in" draw:caption-point-y="0.595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123" table:formula="of:=SUM([.D38:.AG38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8.535in" draw:caption-point-x="-0.2402in" draw:caption-point-y="0.6043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8.5366in" draw:caption-point-x="-0.2402in" draw:caption-point-y="0.6028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5374in" draw:caption-point-x="-0.2402in" draw:caption-point-y="0.6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5398in" draw:caption-point-x="-0.2402in" draw:caption-point-y="0.5996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5425in" draw:caption-point-x="-0.2402in" draw:caption-point-y="0.596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5441in" draw:caption-point-x="-0.2402in" draw:caption-point-y="0.595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123" table:formula="of:=SUM([.D39:.AG3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123" table:formula="of:=SUM([.D40:.AG4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9.0319in" draw:caption-point-x="-0.2402in" draw:caption-point-y="0.602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9.0327in" draw:caption-point-x="-0.2402in" draw:caption-point-y="0.602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9.0331in" draw:caption-point-x="-0.2402in" draw:caption-point-y="0.6016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9.035in" draw:caption-point-x="-0.2402in" draw:caption-point-y="0.599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9.0354in" draw:caption-point-x="-0.2402in" draw:caption-point-y="0.5992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9.039in" draw:caption-point-x="-0.2402in" draw:caption-point-y="0.5957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9.0394in" draw:caption-point-x="-0.2402in" draw:caption-point-y="0.5953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123" table:formula="of:=SUM([.D41:.AG4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9.2811in" draw:caption-point-x="-0.2402in" draw:caption-point-y="0.601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9.2827in" draw:caption-point-x="-0.2402in" draw:caption-point-y="0.599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9.2827in" draw:caption-point-x="-0.2402in" draw:caption-point-y="0.5996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9.2862in" draw:caption-point-x="-0.2402in" draw:caption-point-y="0.596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nhP</text:p>
          </table:table-cell>
          <table:table-cell table:style-name="ce123" table:formula="of:=SUM([.D42:.AG4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9.5303in" draw:caption-point-x="-0.2402in" draw:caption-point-y="0.599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9.5303in" draw:caption-point-x="-0.2402in" draw:caption-point-y="0.599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9.5303in" draw:caption-point-x="-0.2402in" draw:caption-point-y="0.599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123" table:formula="of:=SUM([.D43:.AG4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9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28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11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21">06/2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14</meta:editing-cycles>
    <meta:editing-duration>P20DT17H53M12S</meta:editing-duration>
    <meta:generator>OpenOffice/4.1.2$Win32 OpenOffice.org_project/412m3$Build-9782</meta:generator>
    <dc:date>2016-06-21T11:53:00.04</dc:date>
    <meta:document-statistic meta:table-count="9" meta:cell-count="5762" meta:object-count="0"/>
    <meta:user-defined meta:name="Info 1"/>
    <meta:user-defined meta:name="Info 2"/>
    <meta:user-defined meta:name="Info 3"/>
    <meta:user-defined meta:name="Info 4"/>
  </office:meta>
</office:document-meta>
</file>